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Standard">
      <style:text-properties officeooo:rsid="004bb73a" officeooo:paragraph-rsid="004bb73a"/>
    </style:style>
    <style:style style:name="P5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3" style:family="paragraph" style:parent-style-name="Standard">
      <style:text-properties officeooo:paragraph-rsid="004bb73a"/>
    </style:style>
    <style:style style:name="P54" style:family="paragraph" style:parent-style-name="Standard">
      <style:text-properties officeooo:rsid="0053547b" officeooo:paragraph-rsid="0053547b"/>
    </style:style>
    <style:style style:name="P5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5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57" style:family="paragraph" style:parent-style-name="Standard">
      <style:text-properties officeooo:rsid="00536176" officeooo:paragraph-rsid="00536176"/>
    </style:style>
    <style:style style:name="P58"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59" style:family="paragraph" style:parent-style-name="Text_20_body">
      <style:text-properties style:text-line-through-style="none" style:text-line-through-type="none" style:font-name="arial" officeooo:rsid="00218105" officeooo:paragraph-rsid="00218105"/>
    </style:style>
    <style:style style:name="P60" style:family="paragraph" style:parent-style-name="Text_20_body">
      <style:text-properties style:text-line-through-style="none" style:text-line-through-type="none" style:font-name="arial" officeooo:rsid="0029915a" officeooo:paragraph-rsid="0029915a"/>
    </style:style>
    <style:style style:name="P61" style:family="paragraph" style:parent-style-name="Text_20_body" style:list-style-name="L2">
      <style:paragraph-properties fo:margin-top="0in" fo:margin-bottom="0in" style:contextual-spacing="false"/>
    </style:style>
    <style:style style:name="P62" style:family="paragraph" style:parent-style-name="Text_20_body" style:list-style-name="L3">
      <style:paragraph-properties fo:margin-top="0in" fo:margin-bottom="0in" style:contextual-spacing="false"/>
    </style:style>
    <style:style style:name="P63" style:family="paragraph" style:parent-style-name="Text_20_body" style:list-style-name="L4"/>
    <style:style style:name="P6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6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66" style:family="paragraph" style:parent-style-name="Text_20_body">
      <style:text-properties fo:color="#000000" loext:opacity="100%" style:font-name="arial" officeooo:rsid="001ee25d" officeooo:paragraph-rsid="001ee25d"/>
    </style:style>
    <style:style style:name="P67"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68"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69"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70"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7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72"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3"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4"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6">
      <style:paragraph-properties fo:margin-top="0in" fo:margin-bottom="0in" style:contextual-spacing="false"/>
    </style:style>
    <style:style style:name="P80" style:family="paragraph" style:parent-style-name="Text_20_body" style:list-style-name="L7"/>
    <style:style style:name="P81" style:family="paragraph" style:parent-style-name="Text_20_body" style:list-style-name="L7">
      <style:paragraph-properties fo:margin-top="0in" fo:margin-bottom="0in" style:contextual-spacing="false"/>
    </style:style>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0">
      <style:paragraph-properties fo:margin-top="0in" fo:margin-bottom="0in" style:contextual-spacing="false"/>
    </style:style>
    <style:style style:name="P86" style:family="paragraph" style:parent-style-name="Text_20_body" style:list-style-name="L11"/>
    <style:style style:name="P87" style:family="paragraph" style:parent-style-name="Text_20_body" style:list-style-name="L11">
      <style:paragraph-properties fo:margin-top="0in" fo:margin-bottom="0in" style:contextual-spacing="false"/>
    </style:style>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5">
      <style:paragraph-properties fo:margin-top="0in" fo:margin-bottom="0in" style:contextual-spacing="false"/>
    </style:style>
    <style:style style:name="P93" style:family="paragraph" style:parent-style-name="Text_20_body" style:list-style-name="L16"/>
    <style:style style:name="P94" style:family="paragraph" style:parent-style-name="Text_20_body" style:list-style-name="L16">
      <style:paragraph-properties fo:margin-top="0in" fo:margin-bottom="0in" style:contextual-spacing="false"/>
    </style:style>
    <style:style style:name="P95" style:family="paragraph" style:parent-style-name="Text_20_body" style:list-style-name="L17"/>
    <style:style style:name="P96" style:family="paragraph" style:parent-style-name="Text_20_body" style:list-style-name="L17">
      <style:paragraph-properties fo:margin-top="0in" fo:margin-bottom="0in" style:contextual-spacing="false"/>
    </style:style>
    <style:style style:name="P97" style:family="paragraph" style:parent-style-name="Text_20_body" style:list-style-name="L18"/>
    <style:style style:name="P98" style:family="paragraph" style:parent-style-name="Text_20_body" style:list-style-name="L18">
      <style:paragraph-properties fo:margin-top="0in" fo:margin-bottom="0in" style:contextual-spacing="false"/>
    </style:style>
    <style:style style:name="P99" style:family="paragraph" style:parent-style-name="Text_20_body" style:list-style-name="L19"/>
    <style:style style:name="P100" style:family="paragraph" style:parent-style-name="Text_20_body" style:list-style-name="L19">
      <style:paragraph-properties fo:margin-top="0in" fo:margin-bottom="0in" style:contextual-spacing="false"/>
    </style:style>
    <style:style style:name="P101" style:family="paragraph" style:parent-style-name="Text_20_body" style:list-style-name="L20"/>
    <style:style style:name="P102" style:family="paragraph" style:parent-style-name="Text_20_body" style:list-style-name="L20">
      <style:paragraph-properties fo:margin-top="0in" fo:margin-bottom="0in" style:contextual-spacing="false"/>
    </style:style>
    <style:style style:name="P103" style:family="paragraph" style:parent-style-name="Text_20_body" style:list-style-name="L21"/>
    <style:style style:name="P104" style:family="paragraph" style:parent-style-name="Text_20_body" style:list-style-name="L21">
      <style:paragraph-properties fo:margin-top="0in" fo:margin-bottom="0in" style:contextual-spacing="false"/>
    </style:style>
    <style:style style:name="P105" style:family="paragraph" style:parent-style-name="Text_20_body">
      <style:text-properties style:font-name="arial" officeooo:rsid="002094fe" officeooo:paragraph-rsid="002094fe"/>
    </style:style>
    <style:style style:name="P106" style:family="paragraph" style:parent-style-name="Text_20_body">
      <style:text-properties style:font-name="arial" officeooo:rsid="0025e763" officeooo:paragraph-rsid="0025e763"/>
    </style:style>
    <style:style style:name="P107" style:family="paragraph" style:parent-style-name="Text_20_body">
      <style:text-properties style:font-name="arial" fo:font-size="14pt" officeooo:rsid="00218105" officeooo:paragraph-rsid="00218105" style:font-size-asian="14pt" style:font-size-complex="14pt"/>
    </style:style>
    <style:style style:name="P108" style:family="paragraph" style:parent-style-name="Text_20_body">
      <style:text-properties style:font-name="arial" officeooo:rsid="00218105" officeooo:paragraph-rsid="00218105"/>
    </style:style>
    <style:style style:name="P109" style:family="paragraph" style:parent-style-name="Text_20_body" style:list-style-name="L1">
      <style:paragraph-properties fo:margin-top="0in" fo:margin-bottom="0in" style:contextual-spacing="false"/>
      <style:text-properties style:font-name="arial"/>
    </style:style>
    <style:style style:name="P110" style:family="paragraph" style:parent-style-name="Text_20_body">
      <style:text-properties style:font-name="arial" officeooo:rsid="0022ab37" officeooo:paragraph-rsid="0022ab37"/>
    </style:style>
    <style:style style:name="P111" style:family="paragraph" style:parent-style-name="Text_20_body">
      <style:text-properties style:font-name="arial" fo:font-weight="bold" officeooo:rsid="0022ab37" officeooo:paragraph-rsid="0022ab37" style:font-weight-asian="bold" style:font-weight-complex="bold"/>
    </style:style>
    <style:style style:name="P112" style:family="paragraph" style:parent-style-name="Text_20_body">
      <style:text-properties style:font-name="arial" officeooo:paragraph-rsid="001d8a98"/>
    </style:style>
    <style:style style:name="P113" style:family="paragraph" style:parent-style-name="Text_20_body">
      <style:text-properties style:font-name="arial" officeooo:rsid="001d8a98" officeooo:paragraph-rsid="001d8a98"/>
    </style:style>
    <style:style style:name="P114" style:family="paragraph" style:parent-style-name="Text_20_body">
      <style:text-properties style:font-name="arial"/>
    </style:style>
    <style:style style:name="P115" style:family="paragraph" style:parent-style-name="Text_20_body" style:list-style-name="L6">
      <style:text-properties style:font-name="arial"/>
    </style:style>
    <style:style style:name="P116" style:family="paragraph" style:parent-style-name="Text_20_body" style:list-style-name="L7">
      <style:text-properties style:font-name="arial"/>
    </style:style>
    <style:style style:name="P117" style:family="paragraph" style:parent-style-name="Text_20_body" style:list-style-name="L9">
      <style:text-properties style:font-name="arial"/>
    </style:style>
    <style:style style:name="P118" style:family="paragraph" style:parent-style-name="Text_20_body" style:list-style-name="L11">
      <style:paragraph-properties fo:margin-top="0in" fo:margin-bottom="0in" style:contextual-spacing="false"/>
      <style:text-properties style:font-name="arial"/>
    </style:style>
    <style:style style:name="P119" style:family="paragraph" style:parent-style-name="Text_20_body" style:list-style-name="L12">
      <style:paragraph-properties fo:margin-top="0in" fo:margin-bottom="0in" style:contextual-spacing="false"/>
      <style:text-properties style:font-name="arial"/>
    </style:style>
    <style:style style:name="P120" style:family="paragraph" style:parent-style-name="Text_20_body" style:list-style-name="L13">
      <style:text-properties style:font-name="arial"/>
    </style:style>
    <style:style style:name="P121" style:family="paragraph" style:parent-style-name="Text_20_body" style:list-style-name="L17">
      <style:text-properties style:font-name="arial"/>
    </style:style>
    <style:style style:name="P122" style:family="paragraph" style:parent-style-name="Text_20_body">
      <style:text-properties officeooo:rsid="0047a538" officeooo:paragraph-rsid="0047a538"/>
    </style:style>
    <style:style style:name="P123" style:family="paragraph" style:parent-style-name="Text_20_body">
      <style:text-properties officeooo:paragraph-rsid="004bb73a"/>
    </style:style>
    <style:style style:name="P124" style:family="paragraph" style:parent-style-name="Text_20_body">
      <style:text-properties officeooo:rsid="00536176" officeooo:paragraph-rsid="0053617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style:font-name="JetBrains Mono" fo:font-size="10pt" fo:font-style="normal" fo:font-weight="normal" officeooo:rsid="0053547b" style:font-size-asian="10pt" style:font-style-asian="normal" style:font-weight-asian="normal"/>
    </style:style>
    <style:style style:name="T16" style:family="text">
      <style:text-properties fo:color="#bcbec4" loext:opacity="100%" fo:font-size="10pt" fo:font-style="normal" style:font-size-asian="10pt" style:font-style-asian="normal"/>
    </style:style>
    <style:style style:name="T17" style:family="text">
      <style:text-properties fo:color="#bcbec4" loext:opacity="100%" fo:font-size="10pt" style:font-size-asian="10pt"/>
    </style:style>
    <style:style style:name="T18" style:family="text">
      <style:text-properties fo:color="#a9b7c6" loext:opacity="100%" style:font-name="JetBrains Mono" fo:font-size="10pt" fo:font-style="normal" fo:font-weight="normal" style:font-size-asian="10pt" style:font-style-asian="normal" style:font-weight-asian="normal"/>
    </style:style>
    <style:style style:name="T19" style:family="text">
      <style:text-properties fo:color="#a9b7c6" loext:opacity="100%" fo:font-size="10pt" fo:font-style="normal" style:font-size-asian="10pt" style:font-style-asian="normal"/>
    </style:style>
    <style:style style:name="T20" style:family="text">
      <style:text-properties fo:color="#a9b7c6" loext:opacity="100%" fo:font-size="10pt" style:font-size-asian="10pt"/>
    </style:style>
    <style:style style:name="T21" style:family="text">
      <style:text-properties fo:color="#c77dbb" loext:opacity="100%" style:font-name="JetBrains Mono" fo:font-size="10pt" fo:font-style="normal" fo:font-weight="normal" style:font-size-asian="10pt" style:font-style-asian="normal" style:font-weight-asian="normal"/>
    </style:style>
    <style:style style:name="T22" style:family="text">
      <style:text-properties fo:color="#c77dbb" loext:opacity="100%" style:font-name="JetBrains Mono" fo:font-size="10pt" fo:font-style="normal" fo:font-weight="normal" officeooo:rsid="004bb73a" style:font-size-asian="10pt" style:font-style-asian="normal" style:font-weight-asian="normal"/>
    </style:style>
    <style:style style:name="T23" style:family="text">
      <style:text-properties fo:color="#c77dbb" loext:opacity="100%" fo:font-size="10pt" fo:font-style="normal" style:font-size-asian="10pt" style:font-style-asian="normal"/>
    </style:style>
    <style:style style:name="T24" style:family="text">
      <style:text-properties fo:color="#c77dbb" loext:opacity="100%" fo:font-size="10pt" style:font-size-asian="10pt"/>
    </style:style>
    <style:style style:name="T25" style:family="text">
      <style:text-properties fo:color="#56a8f5" loext:opacity="100%" style:font-name="JetBrains Mono" fo:font-size="10pt" fo:font-style="normal" fo:font-weight="normal" style:font-size-asian="10pt" style:font-style-asian="normal" style:font-weight-asian="normal"/>
    </style:style>
    <style:style style:name="T26" style:family="text">
      <style:text-properties fo:color="#56a8f5" loext:opacity="100%" style:font-name="JetBrains Mono" fo:font-size="10pt" fo:font-style="normal" fo:font-weight="normal" officeooo:rsid="0053547b" style:font-size-asian="10pt" style:font-style-asian="normal" style:font-weight-asian="normal"/>
    </style:style>
    <style:style style:name="T27" style:family="text">
      <style:text-properties fo:color="#56a8f5" loext:opacity="100%" fo:font-size="10pt" fo:font-style="normal" style:font-size-asian="10pt" style:font-style-asian="normal"/>
    </style:style>
    <style:style style:name="T28" style:family="text">
      <style:text-properties fo:color="#56a8f5" loext:opacity="100%" fo:font-size="10pt" fo:font-style="normal" fo:font-weight="normal" style:font-size-asian="10pt" style:font-style-asian="normal" style:font-weight-asian="normal"/>
    </style:style>
    <style:style style:name="T29" style:family="text">
      <style:text-properties fo:color="#56a8f5" loext:opacity="100%" fo:font-size="10pt" style:font-size-asian="10pt"/>
    </style:style>
    <style:style style:name="T30" style:family="text">
      <style:text-properties fo:color="#7a7e85" loext:opacity="100%" style:font-name="JetBrains Mono" fo:font-size="10pt" fo:font-style="normal" fo:font-weight="normal" style:font-size-asian="10pt" style:font-style-asian="normal" style:font-weight-asian="normal"/>
    </style:style>
    <style:style style:name="T31" style:family="text">
      <style:text-properties fo:color="#7a7e85" loext:opacity="100%" style:font-name="JetBrains Mono" fo:font-size="10pt" fo:font-style="normal" fo:font-weight="normal" officeooo:rsid="0053547b" style:font-size-asian="10pt" style:font-style-asian="normal" style:font-weight-asian="normal"/>
    </style:style>
    <style:style style:name="T32" style:family="text">
      <style:text-properties fo:color="#7a7e85" loext:opacity="100%" fo:font-size="10pt" fo:font-style="normal" style:font-size-asian="10pt" style:font-style-asian="normal"/>
    </style:style>
    <style:style style:name="T33" style:family="text">
      <style:text-properties fo:color="#7a7e85" loext:opacity="100%" fo:font-size="10pt" style:font-size-asian="10pt"/>
    </style:style>
    <style:style style:name="T34" style:family="text">
      <style:text-properties fo:color="#c77dba" loext:opacity="100%" style:font-name="JetBrains Mono" fo:font-size="10pt" fo:font-style="italic" fo:font-weight="normal" style:font-size-asian="10pt" style:font-style-asian="italic" style:font-weight-asian="normal"/>
    </style:style>
    <style:style style:name="T35" style:family="text">
      <style:text-properties fo:color="#c77dba" loext:opacity="100%" fo:font-size="10pt" fo:font-style="italic" style:font-size-asian="10pt" style:font-style-asian="italic"/>
    </style:style>
    <style:style style:name="T36" style:family="text">
      <style:text-properties fo:color="#000000" loext:opacity="100%"/>
    </style:style>
    <style:style style:name="T37" style:family="text">
      <style:text-properties fo:color="#000000" loext:opacity="100%" fo:font-style="italic"/>
    </style:style>
    <style:style style:name="T38"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40" style:family="text">
      <style:text-properties fo:color="#000000" loext:opacity="100%" style:font-name="JetBrains Mono" fo:font-size="10pt" fo:font-style="normal" fo:font-weight="normal" style:font-size-asian="10pt" style:font-style-asian="normal" style:font-weight-asian="normal"/>
    </style:style>
    <style:style style:name="T41" style:family="text">
      <style:text-properties fo:color="#2aacb8" loext:opacity="100%" style:font-name="JetBrains Mono" fo:font-size="10pt" fo:font-style="normal" fo:font-weight="normal" style:font-size-asian="10pt" style:font-style-asian="normal" style:font-weight-asian="normal"/>
    </style:style>
    <style:style style:name="T42" style:family="text">
      <style:text-properties fo:color="#2aacb8" loext:opacity="100%" fo:font-size="10pt" fo:font-style="normal" style:font-size-asian="10pt" style:font-style-asian="normal"/>
    </style:style>
    <style:style style:name="T43" style:family="text">
      <style:text-properties fo:color="#2aacb8" loext:opacity="100%" fo:font-size="10pt" style:font-size-asian="10pt"/>
    </style:style>
    <style:style style:name="T44" style:family="text">
      <style:text-properties fo:color="#d5b778" loext:opacity="100%" style:font-name="JetBrains Mono" fo:font-size="10pt" fo:font-style="normal" fo:font-weight="normal" style:font-size-asian="10pt" style:font-style-asian="normal" style:font-weight-asian="normal"/>
    </style:style>
    <style:style style:name="T45" style:family="text">
      <style:text-properties fo:color="#d5b778" loext:opacity="100%" fo:font-size="10pt" fo:font-style="normal" style:font-size-asian="10pt" style:font-style-asian="normal"/>
    </style:style>
    <style:style style:name="T46" style:family="text">
      <style:text-properties fo:color="#bababa" loext:opacity="100%" style:font-name="JetBrains Mono" fo:font-size="10pt" fo:font-style="normal" fo:font-weight="normal" style:font-size-asian="10pt" style:font-style-asian="normal" style:font-weight-asian="normal"/>
    </style:style>
    <style:style style:name="T47" style:family="text">
      <style:text-properties fo:color="#bababa" loext:opacity="100%" fo:font-size="10pt" fo:font-style="normal" style:font-size-asian="10pt" style:font-style-asian="normal"/>
    </style:style>
    <style:style style:name="T48" style:family="text">
      <style:text-properties officeooo:rsid="0037a74b"/>
    </style:style>
    <style:style style:name="T49" style:family="text">
      <style:text-properties fo:font-weight="normal" style:font-weight-asian="normal" style:font-weight-complex="normal"/>
    </style:style>
    <style:style style:name="T50" style:family="text">
      <style:text-properties fo:font-style="italic"/>
    </style:style>
    <style:style style:name="T51" style:family="text">
      <style:text-properties style:font-name="arial"/>
    </style:style>
    <style:style style:name="T52" style:family="text">
      <style:text-properties style:font-name="arial" fo:font-style="normal" style:font-style-asian="normal"/>
    </style:style>
    <style:style style:name="T53" style:family="text">
      <style:text-properties style:font-name="arial" fo:font-size="12pt" fo:font-weight="normal" style:font-size-asian="12pt" style:font-weight-asian="normal" style:font-size-complex="12pt" style:font-weight-complex="normal"/>
    </style:style>
    <style:style style:name="T54" style:family="text">
      <style:text-properties officeooo:rsid="004146d1"/>
    </style:style>
    <style:style style:name="T55" style:family="text">
      <style:text-properties officeooo:rsid="00427c6f"/>
    </style:style>
    <style:style style:name="T56" style:family="text">
      <style:text-properties officeooo:rsid="0043e12a"/>
    </style:style>
    <style:style style:name="T57" style:family="text">
      <style:text-properties officeooo:rsid="004bb73a"/>
    </style:style>
    <style:style style:name="T58" style:family="text">
      <style:text-properties officeooo:rsid="004cf507"/>
    </style:style>
    <style:style style:name="T59" style:family="text">
      <style:text-properties officeooo:rsid="004edaa8"/>
    </style:style>
    <style:style style:name="T60" style:family="text">
      <style:text-properties officeooo:rsid="0053547b"/>
    </style:style>
    <style:style style:name="T61" style:family="text">
      <style:text-properties fo:font-weight="bold" style:font-weight-asian="bold" style:font-weight-complex="bold"/>
    </style:style>
    <style:style style:name="T62" style:family="text">
      <style:text-properties officeooo:rsid="0053df1e"/>
    </style:style>
    <style:style style:name="T63" style:family="text">
      <style:text-properties officeooo:rsid="00542a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Aufbau Leihvorgänge im Backend für die Verwaltung abrufen (/leihvorgaenge):<text:tab/>21</text:a></text:p>
          <text:p text:style-name="P4"><text:a xlink:type="simple" xlink:href="#__RefHeading___Toc374183_3394150493" text:style-name="Index_20_Link" text:visited-style-name="Index_20_Link">DialogRuecknahme und wie die Daten an den Dialog übergeben werden:<text:tab/>22</text:a></text:p>
          <text:p text:style-name="P4"><text:a xlink:type="simple" xlink:href="#__RefHeading___Toc374185_3394150493" text:style-name="Index_20_Link" text:visited-style-name="Index_20_Link">V-select mit Backenddaten füllen<text:tab/>23</text:a></text:p>
        </text:index-body>
      </text:table-of-content>
      <text:h text:style-name="P9" text:outline-level="1"/>
      <text:p text:style-name="P105"/>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05">Starten des Backend:</text:p>
      <text:p text:style-name="P105">pm2 start ims <text:bookmark-start text:name="__DdeLink__446_3190933178"/>ecosystem.config.js<text:bookmark-end text:name="__DdeLink__446_3190933178"/> --env production</text:p>
      <text:p text:style-name="P106">Evtl. muss erst in das Verzeichnis cd //var/www/backend/server gewechselt werden, da sonst die Meldung [PM2][ERROR] File ecosystem.config.js not found kommt.</text:p>
      <text:p text:style-name="P105">Starten des Frontend:</text:p>
      <text:p text:style-name="P105">pm2 start frontend</text:p>
      <text:p text:style-name="P105">Logfile:</text:p>
      <text:p text:style-name="P105">pm2 log</text:p>
      <text:p text:style-name="P105"/>
      <text:p text:style-name="P107">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59">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59"/>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51">Gehe zu deinem GitHub-Konto auf </text:span><text:a xlink:type="simple" xlink:href="https://github.com/" office:target-frame-name="_new" xlink:show="replace" text:style-name="Internet_20_link" text:visited-style-name="Visited_20_Internet_20_Link"><text:span text:style-name="T51">https://github.com</text:span></text:a><text:span text:style-name="T51">.</text:span></text:p>
      <text:list xml:id="list3516082306" text:style-name="L1">
        <text:list-item>
          <text:p text:style-name="P109">Klicke oben rechts auf dein Profilbild und wähle "Settings" aus.</text:p>
        </text:list-item>
      </text:list>
      <text:list xml:id="list121731131" text:style-name="L2">
        <text:list-item>
          <text:p text:style-name="P61"><text:span text:style-name="T51">In den Einstellungen gehe zu </text:span><text:span text:style-name="Strong_20_Emphasis"><text:span text:style-name="T51">Developer settings</text:span></text:span><text:span text:style-name="T51"> → </text:span><text:span text:style-name="Strong_20_Emphasis"><text:span text:style-name="T51">Personal access tokens</text:span></text:span><text:span text:style-name="T51"> → </text:span><text:span text:style-name="Strong_20_Emphasis"><text:span text:style-name="T51">Tokens (classic)</text:span></text:span><text:span text:style-name="T51">.</text:span></text:p>
        </text:list-item>
      </text:list>
      <text:list xml:id="list1352224632" text:style-name="L3">
        <text:list-item>
          <text:p text:style-name="P62"><text:span text:style-name="T51">Erstelle einen neuen Token, indem du auf </text:span><text:span text:style-name="Strong_20_Emphasis"><text:span text:style-name="T51">Generate new token</text:span></text:span><text:span text:style-name="T51"> klickst. Wähle die nötigen Berechtigungen aus (zum Beispiel </text:span><text:span text:style-name="Source_20_Text"><text:span text:style-name="T51">repo</text:span></text:span><text:span text:style-name="T51"> für Lese- und Schreibzugriff auf deine Repositories).</text:span></text:p>
        </text:list-item>
      </text:list>
      <text:list xml:id="list1275058054" text:style-name="L4">
        <text:list-item>
          <text:p text:style-name="P63"><text:span text:style-name="T51">Kopiere den Token </text:span><text:span text:style-name="Strong_20_Emphasis"><text:span text:style-name="T51">sofort</text:span></text:span><text:span text:style-name="T51">,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1">$ nano /etc/apache2/sites-available/mbdevelop.de.conf</text:p>
      <text:p text:style-name="P110">&lt;VirtualHost *:443&gt;</text:p>
      <text:p text:style-name="P110"><text:s text:c="4"/>ServerName mbdevelop.de</text:p>
      <text:p text:style-name="P110"><text:s text:c="4"/>DocumentRoot /var/www/html/mbdevelop</text:p>
      <text:p text:style-name="P110"/>
      <text:p text:style-name="P110"><text:s text:c="4"/>SSLEngine on</text:p>
      <text:p text:style-name="P110"><text:s text:c="4"/>SSLCertificateFile /etc/letsencrypt/live/mbdevelop.de/fullchain.pem</text:p>
      <text:p text:style-name="P110"><text:s text:c="4"/>SSLCertificateKeyFile /etc/letsencrypt/live/mbdevelop.de/privkey.pem</text:p>
      <text:p text:style-name="P110"/>
      <text:p text:style-name="P110"><text:s text:c="4"/># WebSocket Support für Vite HMR</text:p>
      <text:p text:style-name="P110"><text:s text:c="4"/>RewriteEngine On</text:p>
      <text:p text:style-name="P110"><text:s text:c="4"/>RewriteCond %{HTTP:Upgrade} =websocket [NC]</text:p>
      <text:p text:style-name="P110"><text:s text:c="4"/>RewriteCond %{HTTP:Connection} upgrade [NC]</text:p>
      <text:p text:style-name="P110"><text:s text:c="4"/>RewriteRule /ws/(.*) ws://localhost:4000/$1 [P,L]</text:p>
      <text:p text:style-name="P110"/>
      <text:p text:style-name="P110"><text:s text:c="4"/># Backend für API-Anfragen</text:p>
      <text:p text:style-name="P110"><text:s text:c="4"/>ProxyPreserveHost On</text:p>
      <text:p text:style-name="P110"><text:s text:c="4"/>ProxyPass /api http://localhost:3000</text:p>
      <text:p text:style-name="P110"><text:s text:c="4"/>ProxyPassReverse /api http://localhost:3000</text:p>
      <text:p text:style-name="P110"/>
      <text:p text:style-name="P110"><text:s text:c="4"/># Frontend</text:p>
      <text:p text:style-name="P110"><text:soft-page-break/><text:s text:c="4"/>ProxyPass / http://localhost:4000/</text:p>
      <text:p text:style-name="P110"><text:s text:c="4"/>ProxyPassReverse / http://localhost:4000/</text:p>
      <text:p text:style-name="P110"/>
      <text:p text:style-name="P110"><text:s text:c="4"/># Weiterleitung von HTTP zu HTTPS, aber nicht für Let's Encrypt</text:p>
      <text:p text:style-name="P110"><text:s text:c="4"/># RewriteEngine On</text:p>
      <text:p text:style-name="P110"><text:s text:c="4"/># RewriteCond %{REQUEST_URI} !^/\.well-known/acme-challenge/</text:p>
      <text:p text:style-name="P110"><text:s text:c="4"/># RewriteRule ^/?(.*) https://%{SERVER_NAME}/$1 [R=301,L]</text:p>
      <text:p text:style-name="P110"/>
      <text:p text:style-name="P110"><text:s text:c="4"/># Zusätzliche Sicherheitsoptionen</text:p>
      <text:p text:style-name="P110"><text:s text:c="4"/>&lt;IfModule mod_headers.c&gt;</text:p>
      <text:p text:style-name="P110"><text:s text:c="8"/>Header always set Strict-Transport-Security "max-age=63072000; includeSubDomains; preload"</text:p>
      <text:p text:style-name="P110"><text:s text:c="4"/>&lt;/IfModule&gt;</text:p>
      <text:p text:style-name="P110"/>
      <text:p text:style-name="P110"><text:s text:c="4"/>ErrorLog ${APACHE_LOG_DIR}/mbdevelop_error.log</text:p>
      <text:p text:style-name="P110"><text:s text:c="4"/>CustomLog ${APACHE_LOG_DIR}/mbdevelop_access.log combined</text:p>
      <text:p text:style-name="P110">&lt;/VirtualHost&gt;</text:p>
      <text:p text:style-name="P110"/>
      <text:p text:style-name="P110">&lt;VirtualHost *:80&gt;</text:p>
      <text:p text:style-name="P110"><text:s text:c="4"/>ServerName mbdevelop.de</text:p>
      <text:p text:style-name="P110"><text:s text:c="4"/>ServerAlias www.mbdevelop.de</text:p>
      <text:p text:style-name="P110"/>
      <text:p text:style-name="P110"><text:s text:c="4"/>DocumentRoot /var/www/html</text:p>
      <text:p text:style-name="P110"/>
      <text:p text:style-name="P110"><text:s text:c="4"/># Erlaube die Nutzung von .well-known für Let's Encrypt</text:p>
      <text:p text:style-name="P110"><text:s text:c="4"/>Alias /.well-known/acme-challenge/ /var/www/html/.well-known/acme-challenge/</text:p>
      <text:p text:style-name="P110"><text:s text:c="4"/>&lt;Directory "/var/www/html/.well-known/acme-challenge/"&gt;</text:p>
      <text:p text:style-name="P110"><text:s text:c="8"/>Options None</text:p>
      <text:p text:style-name="P110"><text:s text:c="8"/>AllowOverride None</text:p>
      <text:p text:style-name="P110"><text:s text:c="8"/>ForceType text/plain</text:p>
      <text:p text:style-name="P110"><text:s text:c="8"/>Require all granted</text:p>
      <text:p text:style-name="P110"><text:s text:c="4"/>&lt;/Directory&gt;</text:p>
      <text:p text:style-name="P110"><text:soft-page-break/></text:p>
      <text:p text:style-name="P110"><text:s text:c="4"/># HTTP zu HTTPS umleiten, außer .well-known/acme-challenge</text:p>
      <text:p text:style-name="P110"><text:s text:c="4"/>RewriteEngine On</text:p>
      <text:p text:style-name="P110"><text:s text:c="4"/>RewriteCond %{REQUEST_URI} !^/\.well-known/acme-challenge/</text:p>
      <text:p text:style-name="P110"><text:s text:c="4"/>RewriteRule ^(.*)$ https://mbdevelop.de$1 [R=301,L]</text:p>
      <text:p text:style-name="P110"/>
      <text:p text:style-name="P110"><text:s text:c="4"/>ErrorLog ${APACHE_LOG_DIR}/error.log</text:p>
      <text:p text:style-name="P110"><text:s text:c="4"/>CustomLog ${APACHE_LOG_DIR}/access.log combined</text:p>
      <text:p text:style-name="P110">&lt;/VirtualHost&gt;</text:p>
      <text:p text:style-name="P110"/>
      <text:p text:style-name="P111">$ nano /etc/apache2/sites-available/mbphpmyadmin.ddns.net.conf</text:p>
      <text:p text:style-name="P110">&lt;VirtualHost *:443&gt;</text:p>
      <text:p text:style-name="P110"><text:s text:c="4"/>ServerName mbphpmyadmin.ddns.net</text:p>
      <text:p text:style-name="P110"><text:s text:c="4"/>DocumentRoot /usr/share/phpmyadmin</text:p>
      <text:p text:style-name="P110"/>
      <text:p text:style-name="P110"><text:s text:c="4"/>SSLEngine on</text:p>
      <text:p text:style-name="P110"/>
      <text:p text:style-name="P110"><text:s text:c="4"/>Alias /phpmyadmin /usr/share/phpmyadmin</text:p>
      <text:p text:style-name="P110"/>
      <text:p text:style-name="P110"><text:s text:c="4"/>&lt;Directory /usr/share/phpmyadmin&gt;</text:p>
      <text:p text:style-name="P110"><text:s text:c="8"/>Options SymLinksIfOwnerMatch</text:p>
      <text:p text:style-name="P110"><text:s text:c="8"/>DirectoryIndex index.php</text:p>
      <text:p text:style-name="P110"><text:s text:c="8"/>AllowOverride All</text:p>
      <text:p text:style-name="P110"><text:s text:c="8"/>Require all granted</text:p>
      <text:p text:style-name="P110"><text:s text:c="4"/>&lt;/Directory&gt;</text:p>
      <text:p text:style-name="P110"/>
      <text:p text:style-name="P110"><text:s text:c="4"/># Disallow web access to directories that don't need it</text:p>
      <text:p text:style-name="P110"><text:s text:c="4"/>&lt;Directory /usr/share/phpmyadmin/templates&gt;</text:p>
      <text:p text:style-name="P110"><text:s text:c="8"/>Require all denied</text:p>
      <text:p text:style-name="P110"><text:s text:c="4"/>&lt;/Directory&gt;</text:p>
      <text:p text:style-name="P110"><text:s text:c="4"/>&lt;Directory /usr/share/phpmyadmin/libraries&gt;</text:p>
      <text:p text:style-name="P110"><text:s text:c="8"/>Require all denied</text:p>
      <text:p text:style-name="P110"><text:soft-page-break/><text:s text:c="4"/>&lt;/Directory&gt;</text:p>
      <text:p text:style-name="P110"/>
      <text:p text:style-name="P110"><text:s text:c="5"/>&lt;Directory /usr/share/phpmyadmin&gt;</text:p>
      <text:p text:style-name="P110"><text:s text:c="4"/>Options SymLinksIfOwnerMatch</text:p>
      <text:p text:style-name="P110"><text:s text:c="4"/>DirectoryIndex index.php</text:p>
      <text:p text:style-name="P110"><text:s text:c="4"/>#AllowOverride All</text:p>
      <text:p text:style-name="P110"><text:s text:c="4"/>#Require ip 192.168.1.100</text:p>
      <text:p text:style-name="P110"><text:s text:c="4"/>#Require ip 192.168.1.101</text:p>
      <text:p text:style-name="P110"><text:s text:c="4"/># Authentifizierung aktivieren</text:p>
      <text:p text:style-name="P110"><text:s text:c="4"/>AuthType Basic</text:p>
      <text:p text:style-name="P110"><text:s text:c="4"/>AuthName "Restricted Access"</text:p>
      <text:p text:style-name="P110"><text:s text:c="4"/>AuthUserFile /etc/phpmyadmin/.htpasswd</text:p>
      <text:p text:style-name="P110"><text:s text:c="4"/>Require valid-user</text:p>
      <text:p text:style-name="P110">&lt;/Directory&gt;</text:p>
      <text:p text:style-name="P110"/>
      <text:p text:style-name="P110"><text:s text:c="12"/>ErrorLog ${APACHE_LOG_DIR}/mbphpmyadmin_error.log</text:p>
      <text:p text:style-name="P110">CustomLog ${APACHE_LOG_DIR}/mbphpmyadmin_access.log combined</text:p>
      <text:p text:style-name="P110">SSLCertificateFile /etc/letsencrypt/live/mbphpmyadmin.ddns.net/fullchain.pem</text:p>
      <text:p text:style-name="P110"><text:s text:c="4"/>SSLCertificateKeyFile /etc/letsencrypt/live/mbphpmyadmin.ddns.net/privkey.pem</text:p>
      <text:p text:style-name="P110">Include /etc/letsencrypt/options-ssl-apache.conf</text:p>
      <text:p text:style-name="P110">&lt;/VirtualHost&gt;</text:p>
      <text:p text:style-name="P110"/>
      <text:p text:style-name="P110">&lt;VirtualHost *:80&gt;</text:p>
      <text:p text:style-name="P110"><text:s text:c="4"/>ServerName mbphpmyadmin.ddns.net</text:p>
      <text:p text:style-name="P110"><text:s text:c="4"/>ServerAlias www.mbphpmyadmin.ddns.net</text:p>
      <text:p text:style-name="P110"/>
      <text:p text:style-name="P110"><text:s text:c="4"/>DocumentRoot /var/www/html</text:p>
      <text:p text:style-name="P110"/>
      <text:p text:style-name="P110"><text:s text:c="4"/># Erlaube die Nutzung von .well-known für Let's Encrypt</text:p>
      <text:p text:style-name="P110"><text:s text:c="4"/>Alias /.well-known/acme-challenge/ /var/www/html/.well-known/acme-challenge/</text:p>
      <text:p text:style-name="P110"><text:s text:c="4"/>&lt;Directory "/var/www/html/.well-known/acme-challenge/"&gt;</text:p>
      <text:p text:style-name="P110"><text:s text:c="8"/>Options None</text:p>
      <text:p text:style-name="P110"><text:soft-page-break/><text:s text:c="8"/>AllowOverride None</text:p>
      <text:p text:style-name="P110"><text:s text:c="8"/>ForceType text/plain</text:p>
      <text:p text:style-name="P110"><text:s text:c="8"/>Require all granted</text:p>
      <text:p text:style-name="P110"><text:s text:c="4"/>&lt;/Directory&gt;</text:p>
      <text:p text:style-name="P110"/>
      <text:p text:style-name="P110"><text:s text:c="4"/># HTTP zu HTTPS umleiten, außer .well-known/acme-challenge</text:p>
      <text:p text:style-name="P110"><text:s text:c="4"/>RewriteEngine On</text:p>
      <text:p text:style-name="P110"><text:s text:c="4"/>RewriteCond %{REQUEST_URI} !^/\.well-known/acme-challenge/</text:p>
      <text:p text:style-name="P110"><text:s text:c="4"/>RewriteRule ^(.*)$ https://mbphpmyadmin.ddns.net$1 [R=301,L]</text:p>
      <text:p text:style-name="P110"/>
      <text:p text:style-name="P110"><text:s text:c="4"/>ErrorLog ${APACHE_LOG_DIR}/error.log</text:p>
      <text:p text:style-name="P110"><text:s text:c="4"/>CustomLog ${APACHE_LOG_DIR}/access.log combined</text:p>
      <text:p text:style-name="P110">&lt;/VirtualHost&gt;</text:p>
      <text:h text:style-name="P11" text:outline-level="1"><text:bookmark-start text:name="__RefHeading___Toc2352_3394150493"/>Vuetify<text:bookmark-end text:name="__RefHeading___Toc2352_3394150493"/></text:h>
      <text:p text:style-name="P112"/>
      <text:p text:style-name="P113">Breakpoints (Anzeige je nach Endgeräte, Elemente können ein- und ausgeblendet werden)</text:p>
      <text:p text:style-name="P113">v-if="$vuetify.display.mobile" Anzeige nur auf mobilen Geräten</text:p>
      <text:p text:style-name="P113">Wird in das jeweilige Element eingebunden:</text:p>
      <text:p text:style-name="P113">&lt;v-footer<text:span text:style-name="T1"> v-if="$vuetify.display.mobile"</text:span></text:p>
      <text:p text:style-name="P65">Kann aber auch über:</text:p>
      <text:p text:style-name="P65">&lt;script setup&gt;</text:p>
      <text:p text:style-name="P65">import {useDisplay} from "vuetify";</text:p>
      <text:p text:style-name="P65">const { smAndUp } = useDisplay();</text:p>
      <text:p text:style-name="P66"><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66"><text:span text:style-name="T5"/></text:p>
      <text:h text:style-name="P11" text:outline-level="1"><text:bookmark-start text:name="__RefHeading___Toc2354_3394150493"/>Vuex-Store<text:bookmark-end text:name="__RefHeading___Toc2354_3394150493"/></text:h>
      <text:p text:style-name="P67"><text:span text:style-name="T9">Daten im vuex-Store sind nur für die aktuelle Sitzung gespeichert, beim Neuladen der Seite, wird der Store gelöscht.</text:span></text:p>
      <text:p text:style-name="P67"><text:span text:style-name="T9">Mit vuex-persistedstate wird der vuex-Store bei Bedarf im localStore zwischengespeichert. Keine sensible Daten speichern!!!</text:span></text:p>
      <text:p text:style-name="P68"><text:soft-page-break/><text:span text:style-name="T9">Hiermit werden die States bis zur Beendigung der Sitzung, durch schließen des Browsers oder des Tabs, in SessionStorage gespeichert.</text:span></text:p>
      <text:p text:style-name="P26"><text:span text:style-name="T23">plugins</text:span><text:span text:style-name="T16">: [</text:span><text:line-break/><text:span text:style-name="T16"> <text:s text:c="3"/></text:span><text:span text:style-name="T27">createPersistedState</text:span><text:span text:style-name="T16">({</text:span><text:line-break/><text:span text:style-name="T16"> <text:s text:c="7"/></text:span><text:span text:style-name="T23">paths</text:span><text:span text:style-name="T16">: [</text:span><text:span text:style-name="T2">'cartItems'</text:span><text:span text:style-name="T16">,</text:span><text:span text:style-name="T2">'userData'</text:span><text:span text:style-name="T16">], </text:span><text:span text:style-name="T32">// persistieren der gewünschten Objekten</text:span><text:line-break/><text:span text:style-name="T32"> <text:s text:c="7"/></text:span><text:span text:style-name="T23">storage</text:span><text:span text:style-name="T16">: </text:span><text:span text:style-name="T35">window</text:span><text:span text:style-name="T16">.</text:span><text:span text:style-name="T23">sessionStorage</text:span><text:span text:style-name="T16">, </text:span><text:span text:style-name="T32">// Verwendung von sessionStorage statt localStorage</text:span><text:line-break/><text:span text:style-name="T32"> <text:s text:c="3"/></text:span><text:span text:style-name="T16">}),</text:span></text:p>
      <text:p text:style-name="P27"><text:span text:style-name="T9"/></text:p>
      <text:p text:style-name="P69"><text:span text:style-name="T9">Aufgrund der Umstellung persistent, kann es zu diesem Fehler kommen:</text:span></text:p>
      <text:p text:style-name="P69"><text:span text:style-name="T9">Uncaught TypeError: cyclic object value</text:span></text:p>
      <text:p text:style-name="P69"><text:span text:style-name="T9">In diesem Fall muss mit .value gearbeitet werden, wenn es ein ref Object ist!</text:span></text:p>
      <text:p text:style-name="P69"><text:span text:style-name="T9">Beispiel:</text:span></text:p>
      <text:p text:style-name="P28"><text:span text:style-name="T19">existingItem</text:span><text:span text:style-name="T16">.</text:span><text:span text:style-name="T19">externeID</text:span><text:span text:style-name="T16">.</text:span><text:span text:style-name="T27">push</text:span><text:span text:style-name="T16">(value.</text:span><text:span text:style-name="T19">externeID</text:span><text:span text:style-name="T16">.</text:span><text:span text:style-name="T23">value</text:span><text:span text:style-name="T16">);</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9">idArtikel </text:span><text:span text:style-name="T16">= computed(()=&gt; </text:span><text:span text:style-name="T35">store</text:span><text:span text:style-name="T16">.</text:span><text:span text:style-name="T23">getters</text:span><text:span text:style-name="T16">.</text:span><text:span text:style-name="T23">getShowDialogExterneInventarNummer</text:span><text:span text:style-name="T16">.</text:span><text:span text:style-name="T23">idArtikel</text:span><text:span text:style-name="T16">)</text:span><text:line-break/><text:span text:style-name="T12">const </text:span><text:span text:style-name="T19">textInventarNummern </text:span><text:span text:style-name="T16">= ref([]);</text:span></text:p>
      <text:p text:style-name="P31"><text:span text:style-name="T12"/></text:p>
      <text:p text:style-name="P31"><text:span text:style-name="T16">watch(</text:span><text:line-break/><text:span text:style-name="T16"> <text:s text:c="3"/>() =&gt; </text:span><text:span text:style-name="T19">showDialog</text:span><text:span text:style-name="T16">.</text:span><text:span text:style-name="T23">value</text:span><text:span text:style-name="T16">,</text:span><text:line-break/><text:span text:style-name="T16"> <text:s text:c="3"/>(newVal) =&gt; {</text:span><text:line-break/><text:span text:style-name="T16"> <text:s text:c="5"/></text:span><text:span text:style-name="T12">if </text:span><text:span text:style-name="T16">(newVal) {</text:span><text:line-break/><text:span text:style-name="T16"> <text:s text:c="7"/></text:span><text:span text:style-name="T32">// Dialog wird geöffnet</text:span><text:line-break/><text:span text:style-name="T32"> <text:s text:c="7"/></text:span><text:span text:style-name="T19">textInventarNummern</text:span><text:span text:style-name="T16">.</text:span><text:span text:style-name="T23">value </text:span><text:span text:style-name="T16">= [...</text:span><text:span text:style-name="T35">store</text:span><text:span text:style-name="T16">.</text:span><text:span text:style-name="T23">getters</text:span><text:span text:style-name="T16">.</text:span><text:span text:style-name="T23">getExterneNummernForArtikel</text:span><text:span text:style-name="T16">(</text:span><text:span text:style-name="T19">idArtikel</text:span><text:span text:style-name="T16">.</text:span><text:span text:style-name="T23">value</text:span><text:span text:style-name="T16">)];</text:span><text:line-break/><text:line-break/><text:span text:style-name="T16"> <text:s text:c="7"/></text:span><text:span text:style-name="T32">// Anpassung der Länge von textInventarNummern</text:span><text:line-break/><text:span text:style-name="T32"> <text:s text:c="7"/></text:span><text:span text:style-name="T12">if </text:span><text:span text:style-name="T16">(</text:span><text:span text:style-name="T19">textInventarNummern</text:span><text:span text:style-name="T16">.</text:span><text:span text:style-name="T23">value</text:span><text:span text:style-name="T16">.</text:span><text:span text:style-name="T23">length </text:span><text:span text:style-name="T16">&lt; </text:span><text:span text:style-name="T19">dialogFormFields</text:span><text:span text:style-name="T16">.</text:span><text:span text:style-name="T23">value</text:span><text:span text:style-name="T16">) {</text:span><text:line-break/><text:span text:style-name="T16"> <text:s text:c="9"/></text:span><text:span text:style-name="T12">const </text:span><text:span text:style-name="T19">differenz </text:span><text:span text:style-name="T16">= </text:span><text:span text:style-name="T19">dialogFormFields</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3">length</text:span><text:span text:style-name="T16">;</text:span><text:line-break/><text:span text:style-name="T16"> <text:s text:c="9"/></text:span><text:span text:style-name="T19">textInventarNummern</text:span><text:span text:style-name="T16">.</text:span><text:span text:style-name="T23">value</text:span><text:span text:style-name="T16">.</text:span><text:span text:style-name="T27">push</text:span><text:span text:style-name="T16">(...</text:span><text:span text:style-name="T35">Array</text:span><text:span text:style-name="T16">(</text:span><text:span text:style-name="T19">differenz</text:span><text:span text:style-name="T16">).</text:span><text:span text:style-name="T27">fill</text:span><text:span text:style-name="T16">(</text:span><text:span text:style-name="T2">''</text:span><text:span text:style-name="T16">));</text:span><text:line-break/><text:span text:style-name="T16"> <text:s text:c="7"/>} </text:span><text:span text:style-name="T12">else if </text:span><text:span text:style-name="T16">(</text:span><text:span text:style-name="T19">textInventarNummern</text:span><text:span text:style-name="T16">.</text:span><text:span text:style-name="T23">value</text:span><text:span text:style-name="T16">.</text:span><text:span text:style-name="T23">length </text:span><text:span text:style-name="T16">&gt; </text:span><text:span text:style-name="T19">dialogFormFields</text:span><text:span text:style-name="T16">.</text:span><text:span text:style-name="T23">value</text:span><text:span text:style-name="T16">) {</text:span><text:line-break/><text:span text:style-name="T16"> <text:s text:c="9"/></text:span><text:span text:style-name="T19">textInventarNummern</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7">slice</text:span><text:span text:style-name="T16">(</text:span><text:span text:style-name="T42">0</text:span><text:span text:style-name="T16">, </text:span><text:span text:style-name="T19">dialogFormFields</text:span><text:span text:style-name="T16">.</text:span><text:span text:style-name="T23">value</text:span><text:span text:style-name="T16">);</text:span><text:line-break/><text:span text:style-name="T16"> <text:s text:c="7"/>}</text:span><text:line-break/><text:span text:style-name="T16"> <text:s text:c="5"/>}</text:span><text:line-break/><text:span text:style-name="T16"> <text:s text:c="3"/>},</text:span><text:line-break/><text:span text:style-name="T16"> <text:s text:c="3"/>{ </text:span><text:span text:style-name="T23">immediate</text:span><text:span text:style-name="T16">: </text:span><text:span text:style-name="T12">true </text:span><text:span text:style-name="T16">}</text:span><text:line-break/><text:span text:style-name="T16">);</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52">Kontext des Codes</text:span></text:span><text:bookmark-end text:name="__RefHeading___Toc2358_3394150493"/></text:h>
      <text:p text:style-name="Text_20_body"><text:span text:style-name="T51">Der Code, den Sie nicht verstehen, ist dafür verantwortlich, die Länge des Arrays </text:span><text:span text:style-name="Source_20_Text"><text:span text:style-name="T51">textInventarNummern</text:span></text:span><text:span text:style-name="T51"> an die Anzahl der Dialog-Formularfelder (</text:span><text:span text:style-name="Source_20_Text"><text:span text:style-name="T51">dialogFormFields.value</text:span></text:span><text:span text:style-name="T51">) anzupassen. Dies ist wichtig, damit jedes Eingabefeld im Dialog korrekt mit einem Element im Array </text:span><text:span text:style-name="Source_20_Text"><text:span text:style-name="T51">textInventarNummern</text:span></text:span><text:span text:style-name="T51"> verknüpft ist.</text:span></text:p>
      <text:p text:style-name="P16"><text:soft-page-break/></text:p>
      <text:h text:style-name="Heading_20_3" text:outline-level="3"><text:bookmark-start text:name="__RefHeading___Toc2360_3394150493"/><text:span text:style-name="Strong_20_Emphasis"><text:span text:style-name="T51">Codeanalyse Schritt für Schritt</text:span></text:span><text:bookmark-end text:name="__RefHeading___Toc2360_3394150493"/></text:h>
      <text:p text:style-name="P114">Der Code lautet:</text:p>
      <text:p text:style-name="P22">javascript</text:p>
      <text:p text:style-name="P22">Copy code</text:p>
      <text:p text:style-name="P17"><text:span text:style-name="Source_20_Text"><text:span text:style-name="T51">// Anpassung der Länge von textInventarNummern</text:span></text:span></text:p>
      <text:p text:style-name="P17"><text:span text:style-name="Source_20_Text"><text:span text:style-name="T51">if (textInventarNummern.value.length &lt; dialogFormFields.value) {</text:span></text:span></text:p>
      <text:p text:style-name="P17"><text:span text:style-name="Source_20_Text"><text:span text:style-name="T51"><text:s text:c="2"/>const differenz = dialogFormFields.value - textInventarNummern.value.length;</text:span></text:span></text:p>
      <text:p text:style-name="P17"><text:span text:style-name="Source_20_Text"><text:span text:style-name="T51"><text:s text:c="2"/>textInventarNummern.value.push(...Array(differenz).fill(''));</text:span></text:span></text:p>
      <text:p text:style-name="P17"><text:span text:style-name="Source_20_Text"><text:span text:style-name="T51">} else if (textInventarNummern.value.length &gt; dialogFormFields.value) {</text:span></text:span></text:p>
      <text:p text:style-name="P17"><text:span text:style-name="Source_20_Text"><text:span text:style-name="T51"><text:s text:c="2"/>textInventarNummern.value = textInventarNummern.value.slice(0, dialogFormFields.value);</text:span></text:span></text:p>
      <text:p text:style-name="P18"><text:span text:style-name="Source_20_Text"><text:span text:style-name="T51">}</text:span></text:span></text:p>
      <text:h text:style-name="Heading_20_4" text:outline-level="4"><text:bookmark-start text:name="__RefHeading___Toc2362_3394150493"/><text:span text:style-name="Strong_20_Emphasis"><text:span text:style-name="T51">1. Überprüfung, ob </text:span></text:span><text:span text:style-name="Strong_20_Emphasis"><text:span text:style-name="Source_20_Text"><text:span text:style-name="T51">textInventarNummern</text:span></text:span></text:span><text:span text:style-name="Strong_20_Emphasis"><text:span text:style-name="T51"> kürzer ist als </text:span></text:span><text:span text:style-name="Strong_20_Emphasis"><text:span text:style-name="Source_20_Text"><text:span text:style-name="T51">dialogFormFields</text:span></text:span></text:span><text:bookmark-end text:name="__RefHeading___Toc2362_3394150493"/></text:h>
      <text:p text:style-name="P22">javascript</text:p>
      <text:p text:style-name="P22">Copy code</text:p>
      <text:p text:style-name="P17"><text:span text:style-name="Source_20_Text"><text:span text:style-name="T51">if (textInventarNummern.value.length &lt; dialogFormFields.value) {</text:span></text:span></text:p>
      <text:p text:style-name="P17"><text:span text:style-name="Source_20_Text"><text:span text:style-name="T51"><text:s text:c="2"/>// ...</text:span></text:span></text:p>
      <text:p text:style-name="P18"><text:span text:style-name="Source_20_Text"><text:span text:style-name="T51">}</text:span></text:span></text:p>
      <text:list xml:id="list4126925939" text:style-name="L5">
        <text:list-item>
          <text:p text:style-name="P77"><text:span text:style-name="Strong_20_Emphasis"><text:span text:style-name="T51">Zweck:</text:span></text:span><text:span text:style-name="T51"> Prüfen, ob das Array </text:span><text:span text:style-name="Source_20_Text"><text:span text:style-name="T51">textInventarNummern</text:span></text:span><text:span text:style-name="T51"> weniger Elemente enthält, als die Anzahl der Dialogfelder (</text:span><text:span text:style-name="Source_20_Text"><text:span text:style-name="T51">dialogFormFields.value</text:span></text:span><text:span text:style-name="T51">).</text:span></text:p>
        </text:list-item>
      </text:list>
      <text:h text:style-name="Heading_20_4" text:outline-level="4"><text:bookmark-start text:name="__RefHeading___Toc2364_3394150493"/><text:span text:style-name="Strong_20_Emphasis"><text:span text:style-name="T51">1.1 Wenn ja, fehlende Elemente hinzufügen</text:span></text:span><text:bookmark-end text:name="__RefHeading___Toc2364_3394150493"/></text:h>
      <text:p text:style-name="P22">javascript</text:p>
      <text:p text:style-name="P22">Copy code</text:p>
      <text:p text:style-name="P17"><text:span text:style-name="Source_20_Text"><text:span text:style-name="T51">const differenz = dialogFormFields.value - textInventarNummern.value.length;</text:span></text:span></text:p>
      <text:p text:style-name="P18"><text:span text:style-name="Source_20_Text"><text:span text:style-name="T51">textInventarNummern.value.push(...Array(differenz).fill(''));</text:span></text:span></text:p>
      <text:list xml:id="list1871753951" text:style-name="L6">
        <text:list-item>
          <text:p text:style-name="P78"><text:span text:style-name="Strong_20_Emphasis"><text:span text:style-name="T51">Berechnung der Differenz:</text:span></text:span></text:p>
          <text:list>
            <text:list-item>
              <text:p text:style-name="P78"><text:span text:style-name="Source_20_Text"><text:span text:style-name="T51">differenz</text:span></text:span><text:span text:style-name="T51"> ist die Anzahl der fehlenden Elemente, die hinzugefügt werden müssen, um die Länge von </text:span><text:span text:style-name="Source_20_Text"><text:span text:style-name="T51">textInventarNummern</text:span></text:span><text:span text:style-name="T51"> an </text:span><text:span text:style-name="Source_20_Text"><text:span text:style-name="T51">dialogFormFields.value</text:span></text:span><text:span text:style-name="T51"> anzupassen.</text:span></text:p>
            </text:list-item>
            <text:list-item>
              <text:p text:style-name="P78"><text:span text:style-name="Strong_20_Emphasis"><text:span text:style-name="T51">Beispiel:</text:span></text:span></text:p>
              <text:list>
                <text:list-item>
                  <text:p text:style-name="P78"><text:span text:style-name="T51">Angenommen, </text:span><text:span text:style-name="Source_20_Text"><text:span text:style-name="T51">dialogFormFields.value</text:span></text:span><text:span text:style-name="T51"> ist 5 und </text:span><text:span text:style-name="Source_20_Text"><text:span text:style-name="T51">textInventarNummern.value.length</text:span></text:span><text:span text:style-name="T51"> ist 3.</text:span></text:p>
                </text:list-item>
                <text:list-item>
                  <text:p text:style-name="P78"><text:span text:style-name="T51">Dann ist </text:span><text:span text:style-name="Source_20_Text"><text:span text:style-name="T51">differenz = 5 - 3 = 2</text:span></text:span><text:span text:style-name="T51">.</text:span></text:p>
                </text:list-item>
              </text:list>
            </text:list-item>
          </text:list>
        </text:list-item>
        <text:list-item>
          <text:p text:style-name="P78"><text:span text:style-name="Strong_20_Emphasis"><text:span text:style-name="T51">Hinzufügen der fehlenden Elemente:</text:span></text:span></text:p>
          <text:list>
            <text:list-item>
              <text:p text:style-name="P78"><text:span text:style-name="Source_20_Text"><text:span text:style-name="T51">Array(differenz).fill('')</text:span></text:span><text:span text:style-name="T51"> erzeugt ein Array mit </text:span><text:span text:style-name="Source_20_Text"><text:span text:style-name="T51">differenz</text:span></text:span><text:span text:style-name="T51"> Anzahl von leeren Strings.</text:span></text:p>
              <text:list>
                <text:list-item>
                  <text:p text:style-name="P79"><text:span text:style-name="T51">Im Beispiel: </text:span><text:span text:style-name="Source_20_Text"><text:span text:style-name="T51">Array(2).fill('')</text:span></text:span><text:span text:style-name="T51"> ergibt </text:span><text:span text:style-name="Source_20_Text"><text:span text:style-name="T51">['', '']</text:span></text:span><text:span text:style-name="T51">.</text:span></text:p>
                </text:list-item>
              </text:list>
            </text:list-item>
            <text:list-item>
              <text:p text:style-name="P78"><text:span text:style-name="Source_20_Text"><text:span text:style-name="T51">textInventarNummern.value.push(...Array(differenz).fill(''))</text:span></text:span><text:span text:style-name="T51"> fügt diese leeren Strings am Ende von </text:span><text:span text:style-name="Source_20_Text"><text:span text:style-name="T51">textInventarNummern</text:span></text:span><text:span text:style-name="T51"> hinzu.</text:span></text:p>
              <text:list>
                <text:list-item>
                  <text:p text:style-name="P79"><text:span text:style-name="T51">Das </text:span><text:span text:style-name="Source_20_Text"><text:span text:style-name="T51">...</text:span></text:span><text:span text:style-name="T51"> ist der Spread-Operator, der die Elemente des Arrays einzeln einfügt.</text:span></text:p>
                </text:list-item>
              </text:list>
            </text:list-item>
            <text:list-item>
              <text:p text:style-name="P78"><text:soft-page-break/><text:span text:style-name="Strong_20_Emphasis"><text:span text:style-name="T51">Ergebnis:</text:span></text:span></text:p>
              <text:list>
                <text:list-item>
                  <text:p text:style-name="P79"><text:span text:style-name="T51">Nach dem Hinzufügen hat </text:span><text:span text:style-name="Source_20_Text"><text:span text:style-name="T51">textInventarNummern.value</text:span></text:span><text:span text:style-name="T51"> die gleiche Länge wie </text:span><text:span text:style-name="Source_20_Text"><text:span text:style-name="T51">dialogFormFields.value</text:span></text:span><text:span text:style-name="T51">.</text:span></text:p>
                </text:list-item>
              </text:list>
            </text:list-item>
          </text:list>
        </text:list-item>
        <text:list-item>
          <text:p text:style-name="P78"><text:span text:style-name="Strong_20_Emphasis"><text:span text:style-name="T51">Warum wird das gemacht?</text:span></text:span></text:p>
          <text:list>
            <text:list-item>
              <text:p text:style-name="P115">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51">2. Überprüfung, ob </text:span></text:span><text:span text:style-name="Strong_20_Emphasis"><text:span text:style-name="Source_20_Text"><text:span text:style-name="T51">textInventarNummern</text:span></text:span></text:span><text:span text:style-name="Strong_20_Emphasis"><text:span text:style-name="T51"> länger ist als </text:span></text:span><text:span text:style-name="Strong_20_Emphasis"><text:span text:style-name="Source_20_Text"><text:span text:style-name="T51">dialogFormFields</text:span></text:span></text:span><text:bookmark-end text:name="__RefHeading___Toc2366_3394150493"/></text:h>
      <text:p text:style-name="P22">javascript</text:p>
      <text:p text:style-name="P22">Copy code</text:p>
      <text:p text:style-name="P17"><text:span text:style-name="Source_20_Text"><text:span text:style-name="T51">else if (textInventarNummern.value.length &gt; dialogFormFields.value) {</text:span></text:span></text:p>
      <text:p text:style-name="P17"><text:span text:style-name="Source_20_Text"><text:span text:style-name="T51"><text:s text:c="2"/>textInventarNummern.value = textInventarNummern.value.slice(0, dialogFormFields.value);</text:span></text:span></text:p>
      <text:p text:style-name="P18"><text:span text:style-name="Source_20_Text"><text:span text:style-name="T51">}</text:span></text:span></text:p>
      <text:list xml:id="list1537837821" text:style-name="L7">
        <text:list-item>
          <text:p text:style-name="P80"><text:span text:style-name="Strong_20_Emphasis"><text:span text:style-name="T51">Zweck:</text:span></text:span><text:span text:style-name="T51"> Prüfen, ob das Array </text:span><text:span text:style-name="Source_20_Text"><text:span text:style-name="T51">textInventarNummern</text:span></text:span><text:span text:style-name="T51"> mehr Elemente enthält, als die Anzahl der Dialogfelder.</text:span></text:p>
        </text:list-item>
        <text:list-item>
          <text:p text:style-name="P80"><text:span text:style-name="Strong_20_Emphasis"><text:span text:style-name="T51">Wenn ja, überschüssige Elemente entfernen:</text:span></text:span></text:p>
          <text:list>
            <text:list-item>
              <text:p text:style-name="P80"><text:span text:style-name="Source_20_Text"><text:span text:style-name="T51">textInventarNummern.value.slice(0, dialogFormFields.value)</text:span></text:span><text:span text:style-name="T51"> erzeugt ein neues Array, das nur die ersten </text:span><text:span text:style-name="Source_20_Text"><text:span text:style-name="T51">dialogFormFields.value</text:span></text:span><text:span text:style-name="T51"> Elemente von </text:span><text:span text:style-name="Source_20_Text"><text:span text:style-name="T51">textInventarNummern.value</text:span></text:span><text:span text:style-name="T51"> enthält.</text:span></text:p>
            </text:list-item>
            <text:list-item>
              <text:p text:style-name="P80"><text:span text:style-name="Strong_20_Emphasis"><text:span text:style-name="T51">Beispiel:</text:span></text:span></text:p>
              <text:list>
                <text:list-item>
                  <text:p text:style-name="P80"><text:span text:style-name="T51">Angenommen, </text:span><text:span text:style-name="Source_20_Text"><text:span text:style-name="T51">dialogFormFields.value</text:span></text:span><text:span text:style-name="T51"> ist 3 und </text:span><text:span text:style-name="Source_20_Text"><text:span text:style-name="T51">textInventarNummern.value.length</text:span></text:span><text:span text:style-name="T51"> ist 5.</text:span></text:p>
                </text:list-item>
                <text:list-item>
                  <text:p text:style-name="P80"><text:span text:style-name="Source_20_Text"><text:span text:style-name="T51">textInventarNummern.value.slice(0, 3)</text:span></text:span><text:span text:style-name="T51"> ergibt ein Array mit den ersten 3 Elementen.</text:span></text:p>
                </text:list-item>
              </text:list>
            </text:list-item>
            <text:list-item>
              <text:p text:style-name="P80"><text:span text:style-name="Strong_20_Emphasis"><text:span text:style-name="T51">Ergebnis:</text:span></text:span></text:p>
              <text:list>
                <text:list-item>
                  <text:p text:style-name="P81"><text:span text:style-name="T51">Das Array </text:span><text:span text:style-name="Source_20_Text"><text:span text:style-name="T51">textInventarNummern.value</text:span></text:span><text:span text:style-name="T51"> hat nun die Länge von </text:span><text:span text:style-name="Source_20_Text"><text:span text:style-name="T51">dialogFormFields.value</text:span></text:span><text:span text:style-name="T51">.</text:span></text:p>
                </text:list-item>
              </text:list>
            </text:list-item>
          </text:list>
        </text:list-item>
        <text:list-item>
          <text:p text:style-name="P80"><text:span text:style-name="Strong_20_Emphasis"><text:span text:style-name="T51">Warum wird das gemacht?</text:span></text:span></text:p>
          <text:list>
            <text:list-item>
              <text:p text:style-name="P116">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51">3. Was passiert, wenn die Längen gleich sind?</text:span></text:span><text:bookmark-end text:name="__RefHeading___Toc2368_3394150493"/></text:h>
      <text:list xml:id="list1719874946" text:style-name="L8">
        <text:list-item>
          <text:p text:style-name="P82"><text:span text:style-name="T51">Wenn </text:span><text:span text:style-name="Source_20_Text"><text:span text:style-name="T51">textInventarNummern.value.length</text:span></text:span><text:span text:style-name="T51"> bereits gleich </text:span><text:span text:style-name="Source_20_Text"><text:span text:style-name="T51">dialogFormFields.value</text:span></text:span><text:span text:style-name="T51">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51">Warum ist diese Anpassung notwendig?</text:span></text:span><text:bookmark-end text:name="__RefHeading___Toc2370_3394150493"/></text:h>
      <text:list xml:id="list647389833" text:style-name="L9">
        <text:list-item>
          <text:p text:style-name="P83"><text:span text:style-name="Strong_20_Emphasis"><text:span text:style-name="T51">Konsistenz zwischen Daten und Darstellung:</text:span></text:span></text:p>
          <text:list>
            <text:list-item>
              <text:p text:style-name="P83"><text:span text:style-name="T51">Jedes Eingabefeld im Dialog ist mit einem Element im </text:span><text:span text:style-name="Source_20_Text"><text:span text:style-name="T51">textInventarNummern</text:span></text:span><text:span text:style-name="T51">-Array verknüpft.</text:span></text:p>
            </text:list-item>
            <text:list-item>
              <text:p text:style-name="P117"><text:soft-page-break/>Wenn die Anzahl der Eingabefelder sich ändert (z. B. weil der Benutzer die Menge anpasst), muss das Array entsprechend angepasst werden.</text:p>
            </text:list-item>
          </text:list>
        </text:list-item>
        <text:list-item>
          <text:p text:style-name="P83"><text:span text:style-name="Strong_20_Emphasis"><text:span text:style-name="T51">Vermeidung von Fehlern:</text:span></text:span></text:p>
          <text:list>
            <text:list-item>
              <text:p text:style-name="P83"><text:span text:style-name="T51">Wenn das Array kürzer ist als die Anzahl der Felder, würden einige Felder keinen Wert im Array haben, was zu </text:span><text:span text:style-name="Source_20_Text"><text:span text:style-name="T51">undefined</text:span></text:span><text:span text:style-name="T51"> führen kann.</text:span></text:p>
            </text:list-item>
            <text:list-item>
              <text:p text:style-name="P117">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51">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51">Szenario 1: Array ist zu kurz</text:span></text:span><text:bookmark-end text:name="__RefHeading___Toc2374_3394150493"/></text:h>
      <text:list xml:id="list3486961495" text:style-name="L10">
        <text:list-item>
          <text:p text:style-name="P84"><text:span text:style-name="Strong_20_Emphasis"><text:span text:style-name="T51">Anfangszustand:</text:span></text:span></text:p>
          <text:list>
            <text:list-item>
              <text:p text:style-name="P84"><text:span text:style-name="Source_20_Text"><text:span text:style-name="T51">dialogFormFields.value</text:span></text:span><text:span text:style-name="T51"> = 4</text:span></text:p>
            </text:list-item>
            <text:list-item>
              <text:p text:style-name="P84"><text:span text:style-name="Source_20_Text"><text:span text:style-name="T51">textInventarNummern.value</text:span></text:span><text:span text:style-name="T51"> = ['ID1', 'ID2']</text:span></text:p>
            </text:list-item>
          </text:list>
        </text:list-item>
        <text:list-item>
          <text:p text:style-name="P84"><text:span text:style-name="Strong_20_Emphasis"><text:span text:style-name="T51">Berechnung:</text:span></text:span></text:p>
          <text:list>
            <text:list-item>
              <text:p text:style-name="P84"><text:span text:style-name="Source_20_Text"><text:span text:style-name="T51">textInventarNummern.value.length</text:span></text:span><text:span text:style-name="T51"> = 2</text:span></text:p>
            </text:list-item>
            <text:list-item>
              <text:p text:style-name="P84"><text:span text:style-name="Source_20_Text"><text:span text:style-name="T51">differenz</text:span></text:span><text:span text:style-name="T51"> = 4 - 2 = 2</text:span></text:p>
            </text:list-item>
          </text:list>
        </text:list-item>
        <text:list-item>
          <text:p text:style-name="P84"><text:span text:style-name="Strong_20_Emphasis"><text:span text:style-name="T51">Aktion:</text:span></text:span></text:p>
          <text:list>
            <text:list-item>
              <text:p text:style-name="P85"><text:span text:style-name="T51">Füge 2 leere Strings hinzu: </text:span><text:span text:style-name="Source_20_Text"><text:span text:style-name="T51">['', '']</text:span></text:span></text:p>
            </text:list-item>
          </text:list>
        </text:list-item>
        <text:list-item>
          <text:p text:style-name="P84"><text:span text:style-name="Strong_20_Emphasis"><text:span text:style-name="T51">Ergebnis:</text:span></text:span></text:p>
          <text:list>
            <text:list-item>
              <text:p text:style-name="P84"><text:span text:style-name="Source_20_Text"><text:span text:style-name="T51">textInventarNummern.value</text:span></text:span><text:span text:style-name="T51"> = ['ID1', 'ID2', '', '']</text:span></text:p>
            </text:list-item>
          </text:list>
        </text:list-item>
      </text:list>
      <text:h text:style-name="Heading_20_4" text:outline-level="4"><text:bookmark-start text:name="__RefHeading___Toc2376_3394150493"/><text:span text:style-name="Strong_20_Emphasis"><text:span text:style-name="T51">Szenario 2: Array ist zu lang</text:span></text:span><text:bookmark-end text:name="__RefHeading___Toc2376_3394150493"/></text:h>
      <text:list xml:id="list2034793806" text:style-name="L11">
        <text:list-item>
          <text:p text:style-name="P86"><text:span text:style-name="Strong_20_Emphasis"><text:span text:style-name="T51">Anfangszustand:</text:span></text:span></text:p>
          <text:list>
            <text:list-item>
              <text:p text:style-name="P86"><text:span text:style-name="Source_20_Text"><text:span text:style-name="T51">dialogFormFields.value</text:span></text:span><text:span text:style-name="T51"> = 3</text:span></text:p>
            </text:list-item>
            <text:list-item>
              <text:p text:style-name="P86"><text:span text:style-name="Source_20_Text"><text:span text:style-name="T51">textInventarNummern.value</text:span></text:span><text:span text:style-name="T51"> = ['ID1', 'ID2', 'ID3', 'ID4']</text:span></text:p>
            </text:list-item>
          </text:list>
        </text:list-item>
        <text:list-item>
          <text:p text:style-name="P86"><text:span text:style-name="Strong_20_Emphasis"><text:span text:style-name="T51">Berechnung:</text:span></text:span></text:p>
          <text:list>
            <text:list-item>
              <text:p text:style-name="P87"><text:span text:style-name="Source_20_Text"><text:span text:style-name="T51">textInventarNummern.value.length</text:span></text:span><text:span text:style-name="T51"> = 4</text:span></text:p>
            </text:list-item>
          </text:list>
        </text:list-item>
        <text:list-item>
          <text:p text:style-name="P86"><text:span text:style-name="Strong_20_Emphasis"><text:span text:style-name="T51">Aktion:</text:span></text:span></text:p>
          <text:list>
            <text:list-item>
              <text:p text:style-name="P118">Schneide das Array auf die ersten 3 Elemente zu.</text:p>
            </text:list-item>
          </text:list>
        </text:list-item>
        <text:list-item>
          <text:p text:style-name="P86"><text:span text:style-name="Strong_20_Emphasis"><text:span text:style-name="T51">Ergebnis:</text:span></text:span></text:p>
          <text:list>
            <text:list-item>
              <text:p text:style-name="P86"><text:span text:style-name="Source_20_Text"><text:span text:style-name="T51">textInventarNummern.value</text:span></text:span><text:span text:style-name="T51"> = ['ID1', 'ID2', 'ID3']</text:span></text:p>
            </text:list-item>
          </text:list>
        </text:list-item>
      </text:list>
      <text:h text:style-name="Heading_20_4" text:outline-level="4"><text:bookmark-start text:name="__RefHeading___Toc2378_3394150493"/><text:span text:style-name="Strong_20_Emphasis"><text:span text:style-name="T51">Szenario 3: Array hat die richtige Länge</text:span></text:span><text:bookmark-end text:name="__RefHeading___Toc2378_3394150493"/></text:h>
      <text:list xml:id="list4098106425" text:style-name="L12">
        <text:list-item>
          <text:p text:style-name="P88"><text:span text:style-name="Strong_20_Emphasis"><text:span text:style-name="T51">Anfangszustand:</text:span></text:span></text:p>
          <text:list>
            <text:list-item>
              <text:p text:style-name="P88"><text:span text:style-name="Source_20_Text"><text:span text:style-name="T51">dialogFormFields.value</text:span></text:span><text:span text:style-name="T51"> = 3</text:span></text:p>
            </text:list-item>
            <text:list-item>
              <text:p text:style-name="P88"><text:soft-page-break/><text:span text:style-name="Source_20_Text"><text:span text:style-name="T51">textInventarNummern.value</text:span></text:span><text:span text:style-name="T51"> = ['ID1', 'ID2', 'ID3']</text:span></text:p>
            </text:list-item>
          </text:list>
        </text:list-item>
        <text:list-item>
          <text:p text:style-name="P88"><text:span text:style-name="Strong_20_Emphasis"><text:span text:style-name="T51">Aktion:</text:span></text:span></text:p>
          <text:list>
            <text:list-item>
              <text:p text:style-name="P119">Keine Anpassung notwendig.</text:p>
            </text:list-item>
          </text:list>
        </text:list-item>
        <text:list-item>
          <text:p text:style-name="P88"><text:span text:style-name="Strong_20_Emphasis"><text:span text:style-name="T51">Ergebnis:</text:span></text:span></text:p>
          <text:list>
            <text:list-item>
              <text:p text:style-name="P88"><text:span text:style-name="Source_20_Text"><text:span text:style-name="T51">textInventarNummern.value</text:span></text:span><text:span text:style-name="T51"> bleibt unverändert.</text:span></text:p>
            </text:list-item>
          </text:list>
        </text:list-item>
      </text:list>
      <text:p text:style-name="P16"/>
      <text:h text:style-name="Heading_20_3" text:outline-level="3"><text:bookmark-start text:name="__RefHeading___Toc2380_3394150493"/><text:span text:style-name="Strong_20_Emphasis"><text:span text:style-name="T51">Zusammenfassung</text:span></text:span><text:bookmark-end text:name="__RefHeading___Toc2380_3394150493"/></text:h>
      <text:list xml:id="list3693815639" text:style-name="L13">
        <text:list-item>
          <text:p text:style-name="P89"><text:span text:style-name="Strong_20_Emphasis"><text:span text:style-name="T51">Ziel des Codes:</text:span></text:span><text:span text:style-name="T51"> Sicherstellen, dass die Länge des Arrays </text:span><text:span text:style-name="Source_20_Text"><text:span text:style-name="T51">textInventarNummern.value</text:span></text:span><text:span text:style-name="T51"> immer der Anzahl der Dialogfelder (</text:span><text:span text:style-name="Source_20_Text"><text:span text:style-name="T51">dialogFormFields.value</text:span></text:span><text:span text:style-name="T51">) entspricht.</text:span></text:p>
        </text:list-item>
        <text:list-item>
          <text:p text:style-name="P89"><text:span text:style-name="Strong_20_Emphasis"><text:span text:style-name="T51">Warum ist das wichtig?</text:span></text:span></text:p>
          <text:list>
            <text:list-item>
              <text:p text:style-name="P120">Damit jedes Eingabefeld im Dialog korrekt mit einem Element im Array verknüpft ist.</text:p>
            </text:list-item>
            <text:list-item>
              <text:p text:style-name="P120">Um Fehler und Inkonsistenzen zu vermeiden.</text:p>
            </text:list-item>
          </text:list>
        </text:list-item>
        <text:list-item>
          <text:p text:style-name="P89"><text:span text:style-name="Strong_20_Emphasis"><text:span text:style-name="T51">Wie funktioniert der Code?</text:span></text:span></text:p>
          <text:list>
            <text:list-item>
              <text:p text:style-name="P89"><text:span text:style-name="Strong_20_Emphasis"><text:span text:style-name="T51">Wenn das Array zu kurz ist:</text:span></text:span><text:span text:style-name="T51"> Fehlende Elemente hinzufügen, indem leere Strings angehängt werden.</text:span></text:p>
            </text:list-item>
            <text:list-item>
              <text:p text:style-name="P89"><text:span text:style-name="Strong_20_Emphasis"><text:span text:style-name="T51">Wenn das Array zu lang ist:</text:span></text:span><text:span text:style-name="T51">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51">Weitere Hinweise</text:span></text:span><text:bookmark-end text:name="__RefHeading___Toc2382_3394150493"/></text:h>
      <text:list xml:id="list110233362" text:style-name="L14">
        <text:list-item>
          <text:p text:style-name="P90"><text:span text:style-name="Strong_20_Emphasis"><text:span text:style-name="T51">Reaktivität:</text:span></text:span><text:span text:style-name="T51"> Durch die Anpassung von </text:span><text:span text:style-name="Source_20_Text"><text:span text:style-name="T51">textInventarNummern.value</text:span></text:span><text:span text:style-name="T51"> wird sichergestellt, dass die gebundenen Eingabefelder korrekt reagieren und die Werte synchronisiert werden.</text:span></text:p>
        </text:list-item>
        <text:list-item>
          <text:p text:style-name="P90"><text:span text:style-name="Strong_20_Emphasis"><text:span text:style-name="T51">Dynamische Änderungen:</text:span></text:span><text:span text:style-name="T51"> Wenn sich </text:span><text:span text:style-name="Source_20_Text"><text:span text:style-name="T51">dialogFormFields.value</text:span></text:span><text:span text:style-name="T51"> ändert (z. B. weil der Benutzer die Menge anpasst), passt sich </text:span><text:span text:style-name="Source_20_Text"><text:span text:style-name="T51">textInventarNummern.value</text:span></text:span><text:span text:style-name="T51"> automatisch an.</text:span></text:p>
        </text:list-item>
        <text:list-item>
          <text:p text:style-name="P90"><text:span text:style-name="Strong_20_Emphasis"><text:span text:style-name="T51">Vermeidung von </text:span></text:span><text:span text:style-name="Strong_20_Emphasis"><text:span text:style-name="Source_20_Text"><text:span text:style-name="T51">undefined</text:span></text:span></text:span><text:span text:style-name="Strong_20_Emphasis"><text:span text:style-name="T51"> oder </text:span></text:span><text:span text:style-name="Strong_20_Emphasis"><text:span text:style-name="Source_20_Text"><text:span text:style-name="T51">null</text:span></text:span></text:span><text:span text:style-name="Strong_20_Emphasis"><text:span text:style-name="T51"> Werten:</text:span></text:span><text:span text:style-name="T51"> Durch das Füllen mit leeren Strings wird verhindert, dass im Array </text:span><text:span text:style-name="Source_20_Text"><text:span text:style-name="T51">undefined</text:span></text:span><text:span text:style-name="T51">-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45">&lt;v-card </text:span><text:span text:style-name="T47">class</text:span><text:span text:style-name="T2">="d-flex mb-4 bg-transparent rounded-0"</text:span><text:span text:style-name="T45">&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1-circle" </text:span><text:span text:style-name="T47">start</text:span><text:span text:style-name="T45">&gt;&lt;/v-icon&gt;</text:span><text:line-break/><text:span text:style-name="T45"> <text:s text:c="3"/></text:span><text:span text:style-name="T16">Mitglied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2-circle" </text:span><text:span text:style-name="T47">start</text:span><text:span text:style-name="T45">&gt;&lt;/v-icon&gt;</text:span><text:line-break/><text:span text:style-name="T45"> <text:s text:c="3"/></text:span><text:span text:style-name="T16">Artikel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3-circle" </text:span><text:span text:style-name="T47">start</text:span><text:span text:style-name="T45">&gt;&lt;/v-icon&gt;</text:span><text:line-break/><text:span text:style-name="T45"> <text:s text:c="3"/></text:span><text:span text:style-name="T16">Vorgang buchen</text:span><text:line-break/><text:span text:style-name="T16"> <text:s/></text:span><text:span text:style-name="T45">&lt;/v-chip&gt;</text:span><text:line-break/><text:span text:style-name="T45">&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51">import { ref, watch, onMounted } from 'vue';</text:span></text:span></text:p>
      <text:p text:style-name="Text_20_body"><text:span text:style-name="Strong_20_Emphasis"><text:span text:style-name="T51">Variablen:</text:span></text:span></text:p>
      <text:p text:style-name="P22">javascript</text:p>
      <text:p text:style-name="P22">Copy code</text:p>
      <text:p text:style-name="P17"><text:span text:style-name="Source_20_Text"><text:span text:style-name="T51">const currentPage = ref(0);</text:span></text:span></text:p>
      <text:p text:style-name="P17"><text:span text:style-name="Source_20_Text"><text:span text:style-name="T51">const btnText = ref('Artikel wählen &gt;&gt;');</text:span></text:span></text:p>
      <text:p text:style-name="P18"><text:span text:style-name="Source_20_Text"><text:span text:style-name="T51">const vChipColors = ref(['primary', 'default', 'default']);</text:span></text:span></text:p>
      <text:p text:style-name="Text_20_body"><text:span text:style-name="Strong_20_Emphasis"><text:span text:style-name="T51">Funktionen:</text:span></text:span></text:p>
      <text:p text:style-name="P22">javascript</text:p>
      <text:p text:style-name="P22">Copy code</text:p>
      <text:p text:style-name="P17"><text:span text:style-name="Source_20_Text"><text:span text:style-name="T51">function updateUI() {</text:span></text:span></text:p>
      <text:p text:style-name="P17"><text:span text:style-name="Source_20_Text"><text:span text:style-name="T51"><text:s text:c="2"/>// Update Chip Colors</text:span></text:span></text:p>
      <text:p text:style-name="P17"><text:span text:style-name="Source_20_Text"><text:span text:style-name="T51"><text:s text:c="2"/>vChipColors.value = ['default', 'default', 'default'];</text:span></text:span></text:p>
      <text:p text:style-name="P17"><text:span text:style-name="Source_20_Text"><text:span text:style-name="T51"><text:s text:c="2"/>vChipColors.value[currentPage.value] = 'primary';</text:span></text:span></text:p>
      <text:p text:style-name="P23"/>
      <text:p text:style-name="P17"><text:span text:style-name="Source_20_Text"><text:span text:style-name="T51"><text:s text:c="2"/>// Update Button Text</text:span></text:span></text:p>
      <text:p text:style-name="P17"><text:span text:style-name="Source_20_Text"><text:span text:style-name="T51"><text:s text:c="2"/>if (currentPage.value === 0) {</text:span></text:span></text:p>
      <text:p text:style-name="P17"><text:span text:style-name="Source_20_Text"><text:span text:style-name="T51"><text:s text:c="4"/>btnText.value = 'Artikel wählen &gt;&gt;';</text:span></text:span></text:p>
      <text:p text:style-name="P17"><text:soft-page-break/><text:span text:style-name="Source_20_Text"><text:span text:style-name="T51"><text:s text:c="2"/>} else if (currentPage.value === 1) {</text:span></text:span></text:p>
      <text:p text:style-name="P17"><text:span text:style-name="Source_20_Text"><text:span text:style-name="T51"><text:s text:c="4"/>btnText.value = 'zur Übersicht &gt;&gt;';</text:span></text:span></text:p>
      <text:p text:style-name="P17"><text:span text:style-name="Source_20_Text"><text:span text:style-name="T51"><text:s text:c="2"/>} else if (currentPage.value === 2) {</text:span></text:span></text:p>
      <text:p text:style-name="P17"><text:span text:style-name="Source_20_Text"><text:span text:style-name="T51"><text:s text:c="4"/>btnText.value = 'Vorgang buchen &gt;&gt;';</text:span></text:span></text:p>
      <text:p text:style-name="P17"><text:span text:style-name="Source_20_Text"><text:span text:style-name="T51"><text:s text:c="2"/>}</text:span></text:span></text:p>
      <text:p text:style-name="P17"><text:span text:style-name="Source_20_Text"><text:span text:style-name="T51"><text:s text:c="2"/>console.log('currentPage', currentPage.value);</text:span></text:span></text:p>
      <text:p text:style-name="P17"><text:span text:style-name="Source_20_Text"><text:span text:style-name="T51">}</text:span></text:span></text:p>
      <text:p text:style-name="P23"/>
      <text:p text:style-name="P17"><text:span text:style-name="Source_20_Text"><text:span text:style-name="T51">async function nextPage() {</text:span></text:span></text:p>
      <text:p text:style-name="P17"><text:span text:style-name="Source_20_Text"><text:span text:style-name="T51"><text:s text:c="2"/>if (currentPage.value === 2) {</text:span></text:span></text:p>
      <text:p text:style-name="P17"><text:span text:style-name="Source_20_Text"><text:span text:style-name="T51"><text:s text:c="4"/>await leihvorgangBuchen();</text:span></text:span></text:p>
      <text:p text:style-name="P17"><text:span text:style-name="Source_20_Text"><text:span text:style-name="T51"><text:s text:c="2"/>} else {</text:span></text:span></text:p>
      <text:p text:style-name="P17"><text:span text:style-name="Source_20_Text"><text:span text:style-name="T51"><text:s text:c="4"/>currentPage.value += 1;</text:span></text:span></text:p>
      <text:p text:style-name="P17"><text:span text:style-name="Source_20_Text"><text:span text:style-name="T51"><text:s text:c="4"/>updateUI();</text:span></text:span></text:p>
      <text:p text:style-name="P17"><text:span text:style-name="Source_20_Text"><text:span text:style-name="T51"><text:s text:c="2"/>}</text:span></text:span></text:p>
      <text:p text:style-name="P17"><text:span text:style-name="Source_20_Text"><text:span text:style-name="T51">}</text:span></text:span></text:p>
      <text:p text:style-name="P23"/>
      <text:p text:style-name="P17"><text:span text:style-name="Source_20_Text"><text:span text:style-name="T51">function previousPage() {</text:span></text:span></text:p>
      <text:p text:style-name="P17"><text:span text:style-name="Source_20_Text"><text:span text:style-name="T51"><text:s text:c="2"/>if (currentPage.value &gt; 0) {</text:span></text:span></text:p>
      <text:p text:style-name="P17"><text:span text:style-name="Source_20_Text"><text:span text:style-name="T51"><text:s text:c="4"/>currentPage.value--;</text:span></text:span></text:p>
      <text:p text:style-name="P17"><text:span text:style-name="Source_20_Text"><text:span text:style-name="T51"><text:s text:c="4"/>updateUI();</text:span></text:span></text:p>
      <text:p text:style-name="P17"><text:span text:style-name="Source_20_Text"><text:span text:style-name="T51"><text:s text:c="2"/>}</text:span></text:span></text:p>
      <text:p text:style-name="P18"><text:span text:style-name="Source_20_Text"><text:span text:style-name="T51">}</text:span></text:span></text:p>
      <text:p text:style-name="Text_20_body"><text:span text:style-name="Strong_20_Emphasis"><text:span text:style-name="T51">Initialisierung:</text:span></text:span></text:p>
      <text:p text:style-name="P22">javascript</text:p>
      <text:p text:style-name="P22">Copy code</text:p>
      <text:p text:style-name="P17"><text:span text:style-name="Source_20_Text"><text:span text:style-name="T51">onMounted(() =&gt; {</text:span></text:span></text:p>
      <text:p text:style-name="P17"><text:span text:style-name="Source_20_Text"><text:span text:style-name="T51"><text:s text:c="2"/>updateUI();</text:span></text:span></text:p>
      <text:p text:style-name="P18"><text:span text:style-name="Source_20_Text"><text:span text:style-name="T51">});</text:span></text:span></text:p>
      <text:p text:style-name="Text_20_body"><text:span text:style-name="Strong_20_Emphasis"><text:span text:style-name="T51">Template:</text:span></text:span></text:p>
      <text:p text:style-name="P22">html</text:p>
      <text:p text:style-name="P22">Copy code</text:p>
      <text:p text:style-name="P17"><text:span text:style-name="Source_20_Text"><text:span text:style-name="T51">&lt;v-chip :color="vChipColors[0]" ...&gt; &lt;!-- Schritt 1 --&gt;</text:span></text:span></text:p>
      <text:p text:style-name="P17"><text:span text:style-name="Source_20_Text"><text:span text:style-name="T51"><text:s text:c="2"/>&lt;v-icon icon="mdi-numeric-1-circle" start&gt;&lt;/v-icon&gt;</text:span></text:span></text:p>
      <text:p text:style-name="P17"><text:span text:style-name="Source_20_Text"><text:span text:style-name="T51"><text:s text:c="2"/>Mitglied auswählen</text:span></text:span></text:p>
      <text:p text:style-name="P17"><text:span text:style-name="Source_20_Text"><text:span text:style-name="T51">&lt;/v-chip&gt;</text:span></text:span></text:p>
      <text:p text:style-name="P17"><text:span text:style-name="Source_20_Text"><text:span text:style-name="T51">&lt;v-chip :color="vChipColors[1]" ...&gt; &lt;!-- Schritt 2 --&gt;</text:span></text:span></text:p>
      <text:p text:style-name="P17"><text:span text:style-name="Source_20_Text"><text:span text:style-name="T51"><text:s text:c="2"/>&lt;v-icon icon="mdi-numeric-2-circle" start&gt;&lt;/v-icon&gt;</text:span></text:span></text:p>
      <text:p text:style-name="P17"><text:span text:style-name="Source_20_Text"><text:span text:style-name="T51"><text:s text:c="2"/>Artikel auswählen</text:span></text:span></text:p>
      <text:p text:style-name="P17"><text:span text:style-name="Source_20_Text"><text:span text:style-name="T51">&lt;/v-chip&gt;</text:span></text:span></text:p>
      <text:p text:style-name="P17"><text:span text:style-name="Source_20_Text"><text:span text:style-name="T51">&lt;v-chip :color="vChipColors[2]" ...&gt; &lt;!-- Schritt 3 --&gt;</text:span></text:span></text:p>
      <text:p text:style-name="P17"><text:span text:style-name="Source_20_Text"><text:span text:style-name="T51"><text:s text:c="2"/>&lt;v-icon icon="mdi-numeric-3-circle" start&gt;&lt;/v-icon&gt;</text:span></text:span></text:p>
      <text:p text:style-name="P17"><text:span text:style-name="Source_20_Text"><text:span text:style-name="T51"><text:s text:c="2"/>Vorgang buchen</text:span></text:span></text:p>
      <text:p text:style-name="P18"><text:span text:style-name="Source_20_Text"><text:span text:style-name="T51">&lt;/v-chip&gt;</text:span></text:span></text:p>
      <text:p text:style-name="P16"/>
      <text:h text:style-name="Heading_20_3" text:outline-level="3"><text:bookmark-start text:name="__RefHeading___Toc2388_3394150493"/><text:span text:style-name="Strong_20_Emphasis"><text:span text:style-name="T51">Schlussfolgerung</text:span></text:span><text:bookmark-end text:name="__RefHeading___Toc2388_3394150493"/></text:h>
      <text:p text:style-name="Text_20_body"><text:span text:style-name="T51">Durch die Verwendung einer Funktion </text:span><text:span text:style-name="Source_20_Text"><text:span text:style-name="T51">updateUI()</text:span></text:span><text:span text:style-name="T51">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48">()</text:span></text:p>
      <text:p text:style-name="P29"><text:soft-page-break/><text:span text:style-name="T9"/></text:p>
      <text:p text:style-name="P64"><text:span text:style-name="T53">Das Problem in Ihrem Code entsteht durch den Zugriff auf </text:span><text:span text:style-name="Source_20_Text"><text:span text:style-name="T53">existingItem.externeID.length</text:span></text:span><text:span text:style-name="T53">, da </text:span><text:span text:style-name="Source_20_Text"><text:span text:style-name="T53">existingItem</text:span></text:span><text:span text:style-name="T53"> ein Array von </text:span><text:span text:style-name="Source_20_Text"><text:span text:style-name="T53">cartItem</text:span></text:span><text:span text:style-name="T53">-Objekten ist. Nach der </text:span><text:span text:style-name="Source_20_Text"><text:span text:style-name="T53">filter</text:span></text:span><text:span text:style-name="T53">-Operation bleibt </text:span><text:span text:style-name="Source_20_Text"><text:span text:style-name="T53">existingItem</text:span></text:span><text:span text:style-name="T53"> ein </text:span><text:span text:style-name="Strong_20_Emphasis"><text:span text:style-name="T53">Array</text:span></text:span><text:span text:style-name="T53">, das eine oder mehrere Instanzen von </text:span><text:span text:style-name="Source_20_Text"><text:span text:style-name="T53">cartItem</text:span></text:span><text:span text:style-name="T53"> enthält. Sie können also nicht direkt auf </text:span><text:span text:style-name="Source_20_Text"><text:span text:style-name="T53">existingItem.externeID</text:span></text:span><text:span text:style-name="T53"> zugreifen, da </text:span><text:span text:style-name="Source_20_Text"><text:span text:style-name="T53">existingItem</text:span></text:span><text:span text:style-name="T53"> keine direkte Eigenschaft </text:span><text:span text:style-name="Source_20_Text"><text:span text:style-name="T53">externeID</text:span></text:span><text:span text:style-name="T53"> hat, sondern mehrere Objekte enthält, die diese Eigenschaft haben.</text:span></text:p>
      <text:p text:style-name="P114">Ich erkläre Ihnen, wie Sie das Problem lösen und Ihre gewünschten Schritte erreichen:</text:p>
      <text:list xml:id="list2363654345" text:style-name="L15">
        <text:list-item>
          <text:p text:style-name="P92"><text:span text:style-name="Strong_20_Emphasis"><text:span text:style-name="T51">Filtern des Arrays:</text:span></text:span><text:span text:style-name="T51"> Sie filtern </text:span><text:span text:style-name="Source_20_Text"><text:span text:style-name="T51">cartItems</text:span></text:span><text:span text:style-name="T51">, um alle </text:span><text:span text:style-name="Source_20_Text"><text:span text:style-name="T51">cartItem</text:span></text:span><text:span text:style-name="T51">-Objekte zu erhalten, deren </text:span><text:span text:style-name="Source_20_Text"><text:span text:style-name="T51">IDInventarArtikel</text:span></text:span><text:span text:style-name="T51"> mit dem </text:span><text:span text:style-name="Source_20_Text"><text:span text:style-name="T51">idArtikel</text:span></text:span><text:span text:style-name="T51"> übereinstimmt.</text:span></text:p>
        </text:list-item>
        <text:list-item>
          <text:p text:style-name="P92"><text:span text:style-name="Strong_20_Emphasis"><text:span text:style-name="T51">Bereinigen des Arrays </text:span></text:span><text:span text:style-name="Strong_20_Emphasis"><text:span text:style-name="Source_20_Text"><text:span text:style-name="T51">externeID</text:span></text:span></text:span><text:span text:style-name="Strong_20_Emphasis"><text:span text:style-name="T51">:</text:span></text:span><text:span text:style-name="T51"> Für jedes gefundene </text:span><text:span text:style-name="Source_20_Text"><text:span text:style-name="T51">cartItem</text:span></text:span><text:span text:style-name="T51"> möchten Sie das Array </text:span><text:span text:style-name="Source_20_Text"><text:span text:style-name="T51">externeID</text:span></text:span><text:span text:style-name="T51"> bereinigen, um leere Werte (</text:span><text:span text:style-name="Source_20_Text"><text:span text:style-name="T51">''</text:span></text:span><text:span text:style-name="T51">, </text:span><text:span text:style-name="Source_20_Text"><text:span text:style-name="T51">null</text:span></text:span><text:span text:style-name="T51">, </text:span><text:span text:style-name="Source_20_Text"><text:span text:style-name="T51">undefined</text:span></text:span><text:span text:style-name="T51">) zu entfernen.</text:span></text:p>
        </text:list-item>
        <text:list-item>
          <text:p text:style-name="P91"><text:span text:style-name="Strong_20_Emphasis"><text:span text:style-name="T51">Rückgabe der Länge des bereinigten Arrays:</text:span></text:span><text:span text:style-name="T51"> Nach dem Entfernen der leeren Werte möchten Sie die Länge von </text:span><text:span text:style-name="Source_20_Text"><text:span text:style-name="T51">externeID</text:span></text:span><text:span text:style-name="T51"> erhalten.</text:span></text:p>
        </text:list-item>
      </text:list>
      <text:h text:style-name="Heading_20_3" text:outline-level="3"><text:bookmark-start text:name="__RefHeading___Toc2390_3394150493"/><text:span text:style-name="Strong_20_Emphasis"><text:span text:style-name="T51">Lösungsschritte</text:span></text:span><text:bookmark-end text:name="__RefHeading___Toc2390_3394150493"/></text:h>
      <text:p text:style-name="P114">Um die gewünschten Schritte zu erreichen, gehen wir wie folgt vor:</text:p>
      <text:list xml:id="list1045625743" text:style-name="L16">
        <text:list-item>
          <text:p text:style-name="P94"><text:span text:style-name="Strong_20_Emphasis"><text:span text:style-name="T51">Filterung von </text:span></text:span><text:span text:style-name="Strong_20_Emphasis"><text:span text:style-name="Source_20_Text"><text:span text:style-name="T51">cartItems</text:span></text:span></text:span><text:span text:style-name="Strong_20_Emphasis"><text:span text:style-name="T51"> nach </text:span></text:span><text:span text:style-name="Strong_20_Emphasis"><text:span text:style-name="Source_20_Text"><text:span text:style-name="T51">IDInventarArtikel</text:span></text:span></text:span><text:span text:style-name="Strong_20_Emphasis"><text:span text:style-name="T51">.</text:span></text:span></text:p>
        </text:list-item>
        <text:list-item>
          <text:p text:style-name="P94"><text:span text:style-name="Strong_20_Emphasis"><text:span text:style-name="T51">Bereinigung des </text:span></text:span><text:span text:style-name="Strong_20_Emphasis"><text:span text:style-name="Source_20_Text"><text:span text:style-name="T51">externeID</text:span></text:span></text:span><text:span text:style-name="Strong_20_Emphasis"><text:span text:style-name="T51">-Arrays.</text:span></text:span></text:p>
        </text:list-item>
        <text:list-item>
          <text:p text:style-name="P93"><text:span text:style-name="Strong_20_Emphasis"><text:span text:style-name="T51">Berechnung der Länge des bereinigten Arrays.</text:span></text:span></text:p>
        </text:list-item>
      </text:list>
      <text:p text:style-name="P114">Hier ist der überarbeitete Code:</text:p>
      <text:p text:style-name="P22">javascript</text:p>
      <text:p text:style-name="P22">Copy code</text:p>
      <text:p text:style-name="P17"><text:span text:style-name="Source_20_Text"><text:span text:style-name="T51">getExterneNummernCount: (state) =&gt; (idArtikel) =&gt; {</text:span></text:span></text:p>
      <text:p text:style-name="P17"><text:span text:style-name="Source_20_Text"><text:span text:style-name="T51"><text:s text:c="2"/>// Filtert cartItems nach dem passenden IDInventarArtikel</text:span></text:span></text:p>
      <text:p text:style-name="P17"><text:span text:style-name="Source_20_Text"><text:span text:style-name="T51"><text:s text:c="2"/>const existingItems = state.cartItems.filter((cartItem) =&gt;</text:span></text:span></text:p>
      <text:p text:style-name="P17"><text:span text:style-name="Source_20_Text"><text:span text:style-name="T51"><text:s text:c="4"/>cartItem.IDInventarArtikel === idArtikel</text:span></text:span></text:p>
      <text:p text:style-name="P17"><text:span text:style-name="Source_20_Text"><text:span text:style-name="T51"><text:s text:c="2"/>);</text:span></text:span></text:p>
      <text:p text:style-name="P23"/>
      <text:p text:style-name="P17"><text:span text:style-name="Source_20_Text"><text:span text:style-name="T51"><text:s text:c="2"/>// Falls kein passendes Item gefunden wird, geben wir 0 zurück</text:span></text:span></text:p>
      <text:p text:style-name="P17"><text:span text:style-name="Source_20_Text"><text:span text:style-name="T51"><text:s text:c="2"/>if (existingItems.length === 0) {</text:span></text:span></text:p>
      <text:p text:style-name="P17"><text:span text:style-name="Source_20_Text"><text:span text:style-name="T51"><text:s text:c="4"/>return 0;</text:span></text:span></text:p>
      <text:p text:style-name="P17"><text:span text:style-name="Source_20_Text"><text:span text:style-name="T51"><text:s text:c="2"/>}</text:span></text:span></text:p>
      <text:p text:style-name="P23"/>
      <text:p text:style-name="P17"><text:span text:style-name="Source_20_Text"><text:span text:style-name="T51"><text:s text:c="2"/>// Wir nehmen das erste gefundene Item, da IDInventarArtikel eindeutig sein sollte</text:span></text:span></text:p>
      <text:p text:style-name="P17"><text:span text:style-name="Source_20_Text"><text:span text:style-name="T51"><text:s text:c="2"/>const existingItem = existingItems[0];</text:span></text:span></text:p>
      <text:p text:style-name="P23"/>
      <text:p text:style-name="P17"><text:span text:style-name="Source_20_Text"><text:span text:style-name="T51"><text:s text:c="2"/>// Bereinigen des externeID-Arrays, um leere Werte zu entfernen</text:span></text:span></text:p>
      <text:p text:style-name="P17"><text:span text:style-name="Source_20_Text"><text:span text:style-name="T51"><text:s text:c="2"/>const cleanedExterneID = existingItem.externeID.filter(</text:span></text:span></text:p>
      <text:p text:style-name="P17"><text:span text:style-name="Source_20_Text"><text:span text:style-name="T51"><text:s text:c="4"/>(id) =&gt; id !== '' &amp;&amp; id !== null &amp;&amp; id !== undefined</text:span></text:span></text:p>
      <text:p text:style-name="P17"><text:span text:style-name="Source_20_Text"><text:span text:style-name="T51"><text:s text:c="2"/>);</text:span></text:span></text:p>
      <text:p text:style-name="P23"/>
      <text:p text:style-name="P17"><text:span text:style-name="Source_20_Text"><text:span text:style-name="T51"><text:s text:c="2"/>// Rückgabe der Länge des bereinigten Arrays</text:span></text:span></text:p>
      <text:p text:style-name="P17"><text:span text:style-name="Source_20_Text"><text:span text:style-name="T51"><text:s text:c="2"/>return cleanedExterneID.length;</text:span></text:span></text:p>
      <text:p text:style-name="P18"><text:span text:style-name="Source_20_Text"><text:span text:style-name="T51">}</text:span></text:span></text:p>
      <text:h text:style-name="Heading_20_3" text:outline-level="3"><text:bookmark-start text:name="__RefHeading___Toc2392_3394150493"/><text:span text:style-name="Strong_20_Emphasis"><text:span text:style-name="T51">Erklärung des Codes</text:span></text:span><text:bookmark-end text:name="__RefHeading___Toc2392_3394150493"/></text:h>
      <text:list xml:id="list1545655170" text:style-name="L17">
        <text:list-item>
          <text:p text:style-name="P95"><text:span text:style-name="Strong_20_Emphasis"><text:span text:style-name="T51">Filterung der </text:span></text:span><text:span text:style-name="Strong_20_Emphasis"><text:span text:style-name="Source_20_Text"><text:span text:style-name="T51">cartItems</text:span></text:span></text:span><text:span text:style-name="Strong_20_Emphasis"><text:span text:style-name="T51">:</text:span></text:span></text:p>
          <text:p text:style-name="P24">javascript</text:p>
          <text:p text:style-name="P24">Copy code</text:p>
          <text:p text:style-name="P20"><text:soft-page-break/><text:span text:style-name="Source_20_Text"><text:span text:style-name="T51">const existingItems = state.cartItems.filter((cartItem) =&gt;</text:span></text:span></text:p>
          <text:p text:style-name="P20"><text:span text:style-name="Source_20_Text"><text:span text:style-name="T51"><text:s text:c="2"/>cartItem.IDInventarArtikel === idArtikel</text:span></text:span></text:p>
          <text:p text:style-name="P21"><text:span text:style-name="Source_20_Text"><text:span text:style-name="T51">);</text:span></text:span></text:p>
          <text:list>
            <text:list-item>
              <text:p text:style-name="P96"><text:span text:style-name="T51">Hier filtern wir </text:span><text:span text:style-name="Source_20_Text"><text:span text:style-name="T51">cartItems</text:span></text:span><text:span text:style-name="T51"> und suchen alle Elemente, deren </text:span><text:span text:style-name="Source_20_Text"><text:span text:style-name="T51">IDInventarArtikel</text:span></text:span><text:span text:style-name="T51"> mit </text:span><text:span text:style-name="Source_20_Text"><text:span text:style-name="T51">idArtikel</text:span></text:span><text:span text:style-name="T51"> übereinstimmt.</text:span></text:p>
            </text:list-item>
            <text:list-item>
              <text:p text:style-name="P96"><text:span text:style-name="T51">Der Filter gibt ein Array (</text:span><text:span text:style-name="Source_20_Text"><text:span text:style-name="T51">existingItems</text:span></text:span><text:span text:style-name="T51">) zurück, das die passenden Objekte enthält.</text:span></text:p>
            </text:list-item>
          </text:list>
        </text:list-item>
        <text:list-item>
          <text:p text:style-name="P95"><text:span text:style-name="Strong_20_Emphasis"><text:span text:style-name="T51">Überprüfung, ob ein </text:span></text:span><text:span text:style-name="Strong_20_Emphasis"><text:span text:style-name="Source_20_Text"><text:span text:style-name="T51">cartItem</text:span></text:span></text:span><text:span text:style-name="Strong_20_Emphasis"><text:span text:style-name="T51"> gefunden wurde:</text:span></text:span></text:p>
          <text:p text:style-name="P24">javascript</text:p>
          <text:p text:style-name="P24">Copy code</text:p>
          <text:p text:style-name="P20"><text:span text:style-name="Source_20_Text"><text:span text:style-name="T51">if (existingItems.length === 0) {</text:span></text:span></text:p>
          <text:p text:style-name="P20"><text:span text:style-name="Source_20_Text"><text:span text:style-name="T51"><text:s text:c="2"/>return 0;</text:span></text:span></text:p>
          <text:p text:style-name="P21"><text:span text:style-name="Source_20_Text"><text:span text:style-name="T51">}</text:span></text:span></text:p>
          <text:list>
            <text:list-item>
              <text:p text:style-name="P96"><text:span text:style-name="T51">Wenn keine passenden Elemente gefunden werden, wird </text:span><text:span text:style-name="Source_20_Text"><text:span text:style-name="T51">0</text:span></text:span><text:span text:style-name="T51"> zurückgegeben.</text:span></text:p>
            </text:list-item>
          </text:list>
        </text:list-item>
        <text:list-item>
          <text:p text:style-name="P95"><text:span text:style-name="Strong_20_Emphasis"><text:span text:style-name="T51">Bereinigen des </text:span></text:span><text:span text:style-name="Strong_20_Emphasis"><text:span text:style-name="Source_20_Text"><text:span text:style-name="T51">externeID</text:span></text:span></text:span><text:span text:style-name="Strong_20_Emphasis"><text:span text:style-name="T51">-Arrays:</text:span></text:span></text:p>
          <text:p text:style-name="P24">javascript</text:p>
          <text:p text:style-name="P24">Copy code</text:p>
          <text:p text:style-name="P20"><text:span text:style-name="Source_20_Text"><text:span text:style-name="T51">const existingItem = existingItems[0];</text:span></text:span></text:p>
          <text:p text:style-name="P20"><text:span text:style-name="Source_20_Text"><text:span text:style-name="T51">const cleanedExterneID = existingItem.externeID.filter(</text:span></text:span></text:p>
          <text:p text:style-name="P20"><text:span text:style-name="Source_20_Text"><text:span text:style-name="T51"><text:s text:c="2"/>(id) =&gt; id !== '' &amp;&amp; id !== null &amp;&amp; id !== undefined</text:span></text:span></text:p>
          <text:p text:style-name="P21"><text:span text:style-name="Source_20_Text"><text:span text:style-name="T51">);</text:span></text:span></text:p>
          <text:list>
            <text:list-item>
              <text:p text:style-name="P96"><text:span text:style-name="T51">Wir greifen auf das erste gefundene </text:span><text:span text:style-name="Source_20_Text"><text:span text:style-name="T51">cartItem</text:span></text:span><text:span text:style-name="T51"> (</text:span><text:span text:style-name="Source_20_Text"><text:span text:style-name="T51">existingItem</text:span></text:span><text:span text:style-name="T51">) zu, weil wir davon ausgehen, dass </text:span><text:span text:style-name="Source_20_Text"><text:span text:style-name="T51">IDInventarArtikel</text:span></text:span><text:span text:style-name="T51"> eindeutig ist.</text:span></text:p>
            </text:list-item>
            <text:list-item>
              <text:p text:style-name="P96"><text:span text:style-name="T51">Das </text:span><text:span text:style-name="Source_20_Text"><text:span text:style-name="T51">externeID</text:span></text:span><text:span text:style-name="T51">-Array wird gefiltert, um leere Werte (</text:span><text:span text:style-name="Source_20_Text"><text:span text:style-name="T51">''</text:span></text:span><text:span text:style-name="T51">, </text:span><text:span text:style-name="Source_20_Text"><text:span text:style-name="T51">null</text:span></text:span><text:span text:style-name="T51">, </text:span><text:span text:style-name="Source_20_Text"><text:span text:style-name="T51">undefined</text:span></text:span><text:span text:style-name="T51">) zu entfernen.</text:span></text:p>
            </text:list-item>
          </text:list>
        </text:list-item>
        <text:list-item>
          <text:p text:style-name="P95"><text:span text:style-name="Strong_20_Emphasis"><text:span text:style-name="T51">Rückgabe der Länge des bereinigten </text:span></text:span><text:span text:style-name="Strong_20_Emphasis"><text:span text:style-name="Source_20_Text"><text:span text:style-name="T51">externeID</text:span></text:span></text:span><text:span text:style-name="Strong_20_Emphasis"><text:span text:style-name="T51">-Arrays:</text:span></text:span></text:p>
          <text:p text:style-name="P24">javascript</text:p>
          <text:p text:style-name="P24">Copy code</text:p>
          <text:p text:style-name="P21"><text:span text:style-name="Source_20_Text"><text:span text:style-name="T51">return cleanedExterneID.length;</text:span></text:span></text:p>
          <text:list>
            <text:list-item>
              <text:p text:style-name="P121">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51">Wichtige Hinweise</text:span></text:span><text:bookmark-end text:name="__RefHeading___Toc2394_3394150493"/></text:h>
      <text:list xml:id="list398331151" text:style-name="L18">
        <text:list-item>
          <text:p text:style-name="P98"><text:span text:style-name="Strong_20_Emphasis"><text:span text:style-name="T51">Direkter Zugriff auf </text:span></text:span><text:span text:style-name="Strong_20_Emphasis"><text:span text:style-name="Source_20_Text"><text:span text:style-name="T51">existingItem.externeID</text:span></text:span></text:span><text:span text:style-name="T51"> funktioniert nicht, da </text:span><text:span text:style-name="Source_20_Text"><text:span text:style-name="T51">existingItem</text:span></text:span><text:span text:style-name="T51"> ein Array ist. Deshalb greifen wir auf das erste Element (</text:span><text:span text:style-name="Source_20_Text"><text:span text:style-name="T51">existingItem[0]</text:span></text:span><text:span text:style-name="T51">) zu.</text:span></text:p>
        </text:list-item>
        <text:list-item>
          <text:p text:style-name="P98"><text:span text:style-name="Strong_20_Emphasis"><text:span text:style-name="Source_20_Text"><text:span text:style-name="T51">filter</text:span></text:span></text:span><text:span text:style-name="Strong_20_Emphasis"><text:span text:style-name="T51"> auf </text:span></text:span><text:span text:style-name="Strong_20_Emphasis"><text:span text:style-name="Source_20_Text"><text:span text:style-name="T51">externeID</text:span></text:span></text:span><text:span text:style-name="T51"> wird verwendet, um alle ungültigen Werte zu entfernen.</text:span></text:p>
        </text:list-item>
        <text:list-item>
          <text:p text:style-name="P97"><text:span text:style-name="T51">Wenn </text:span><text:span text:style-name="Source_20_Text"><text:span text:style-name="T51">IDInventarArtikel</text:span></text:span><text:span text:style-name="T51"> mehrfach vorhanden ist und es </text:span><text:span text:style-name="Strong_20_Emphasis"><text:span text:style-name="T51">mehrere passende Objekte</text:span></text:span><text:span text:style-name="T51"> gibt, müssten Sie eventuell die Längen aller bereinigten Arrays zusammenzählen. Dies ist jedoch abhängig von Ihrer Datenstruktur.</text:span></text:p>
        </text:list-item>
      </text:list>
      <text:p text:style-name="Text_20_body"><text:span text:style-name="Strong_20_Emphasis"><text:span text:style-name="T51">Beispiel für mehrere </text:span></text:span><text:span text:style-name="Strong_20_Emphasis"><text:span text:style-name="Source_20_Text"><text:span text:style-name="T51">cartItems</text:span></text:span></text:span><text:span text:style-name="Strong_20_Emphasis"><text:span text:style-name="T51"> mit demselben </text:span></text:span><text:span text:style-name="Strong_20_Emphasis"><text:span text:style-name="Source_20_Text"><text:span text:style-name="T51">idArtikel</text:span></text:span></text:span><text:span text:style-name="Strong_20_Emphasis"><text:span text:style-name="T51">:</text:span></text:span></text:p>
      <text:p text:style-name="Text_20_body"><text:span text:style-name="T51">Falls mehrere </text:span><text:span text:style-name="Source_20_Text"><text:span text:style-name="T51">cartItems</text:span></text:span><text:span text:style-name="T51"> mit demselben </text:span><text:span text:style-name="Source_20_Text"><text:span text:style-name="T51">idArtikel</text:span></text:span><text:span text:style-name="T51"> vorhanden sind, können Sie die Summe aller </text:span><text:span text:style-name="Source_20_Text"><text:span text:style-name="T51">externeID</text:span></text:span><text:span text:style-name="T51">-Längen berechnen:</text:span></text:p>
      <text:p text:style-name="P22">javascript</text:p>
      <text:p text:style-name="P22">Copy code</text:p>
      <text:p text:style-name="P17"><text:span text:style-name="Source_20_Text"><text:span text:style-name="T51">getExterneNummernCount: (state) =&gt; (idArtikel) =&gt; {</text:span></text:span></text:p>
      <text:p text:style-name="P17"><text:span text:style-name="Source_20_Text"><text:span text:style-name="T51"><text:s text:c="2"/>// Filtert cartItems nach dem passenden IDInventarArtikel</text:span></text:span></text:p>
      <text:p text:style-name="P17"><text:soft-page-break/><text:span text:style-name="Source_20_Text"><text:span text:style-name="T51"><text:s text:c="2"/>const existingItems = state.cartItems.filter((cartItem) =&gt;</text:span></text:span></text:p>
      <text:p text:style-name="P17"><text:span text:style-name="Source_20_Text"><text:span text:style-name="T51"><text:s text:c="4"/>cartItem.IDInventarArtikel === idArtikel</text:span></text:span></text:p>
      <text:p text:style-name="P17"><text:span text:style-name="Source_20_Text"><text:span text:style-name="T51"><text:s text:c="2"/>);</text:span></text:span></text:p>
      <text:p text:style-name="P23"/>
      <text:p text:style-name="P17"><text:span text:style-name="Source_20_Text"><text:span text:style-name="T51"><text:s text:c="2"/>// Falls kein passendes Item gefunden wird, geben wir 0 zurück</text:span></text:span></text:p>
      <text:p text:style-name="P17"><text:span text:style-name="Source_20_Text"><text:span text:style-name="T51"><text:s text:c="2"/>if (existingItems.length === 0) {</text:span></text:span></text:p>
      <text:p text:style-name="P17"><text:span text:style-name="Source_20_Text"><text:span text:style-name="T51"><text:s text:c="4"/>return 0;</text:span></text:span></text:p>
      <text:p text:style-name="P17"><text:span text:style-name="Source_20_Text"><text:span text:style-name="T51"><text:s text:c="2"/>}</text:span></text:span></text:p>
      <text:p text:style-name="P23"/>
      <text:p text:style-name="P17"><text:span text:style-name="Source_20_Text"><text:span text:style-name="T51"><text:s text:c="2"/>// Bereinigen und Summieren der Länge der externen IDs aller passenden Items</text:span></text:span></text:p>
      <text:p text:style-name="P17"><text:span text:style-name="Source_20_Text"><text:span text:style-name="T51"><text:s text:c="2"/>return existingItems.reduce((acc, cartItem) =&gt; {</text:span></text:span></text:p>
      <text:p text:style-name="P17"><text:span text:style-name="Source_20_Text"><text:span text:style-name="T51"><text:s text:c="4"/>const cleanedExterneID = cartItem.externeID.filter(</text:span></text:span></text:p>
      <text:p text:style-name="P17"><text:span text:style-name="Source_20_Text"><text:span text:style-name="T51"><text:s text:c="6"/>(id) =&gt; id !== '' &amp;&amp; id !== null &amp;&amp; id !== undefined</text:span></text:span></text:p>
      <text:p text:style-name="P17"><text:span text:style-name="Source_20_Text"><text:span text:style-name="T51"><text:s text:c="4"/>);</text:span></text:span></text:p>
      <text:p text:style-name="P17"><text:span text:style-name="Source_20_Text"><text:span text:style-name="T51"><text:s text:c="4"/>return acc + cleanedExterneID.length;</text:span></text:span></text:p>
      <text:p text:style-name="P17"><text:span text:style-name="Source_20_Text"><text:span text:style-name="T51"><text:s text:c="2"/>}, 0);</text:span></text:span></text:p>
      <text:p text:style-name="P18"><text:span text:style-name="Source_20_Text"><text:span text:style-name="T51">}</text:span></text:span></text:p>
      <text:p text:style-name="Text_20_body"><text:span text:style-name="T51">Hier wird für jedes gefundene </text:span><text:span text:style-name="Source_20_Text"><text:span text:style-name="T51">cartItem</text:span></text:span><text:span text:style-name="T51"> das </text:span><text:span text:style-name="Source_20_Text"><text:span text:style-name="T51">externeID</text:span></text:span><text:span text:style-name="T51">-Array bereinigt und die Gesamtlänge summiert.</text:span></text:p>
      <text:h text:style-name="Heading_20_3" text:outline-level="3"><text:bookmark-start text:name="__RefHeading___Toc2396_3394150493"/><text:span text:style-name="Strong_20_Emphasis"><text:span text:style-name="T51">Zusammenfassung</text:span></text:span><text:bookmark-end text:name="__RefHeading___Toc2396_3394150493"/></text:h>
      <text:list xml:id="list2438965012" text:style-name="L19">
        <text:list-item>
          <text:p text:style-name="P100"><text:span text:style-name="T51">Verwenden Sie </text:span><text:span text:style-name="Source_20_Text"><text:span text:style-name="T51">.filter()</text:span></text:span><text:span text:style-name="T51"> auf </text:span><text:span text:style-name="Source_20_Text"><text:span text:style-name="T51">cartItems</text:span></text:span><text:span text:style-name="T51">, um nach dem passenden </text:span><text:span text:style-name="Source_20_Text"><text:span text:style-name="T51">IDInventarArtikel</text:span></text:span><text:span text:style-name="T51"> zu suchen.</text:span></text:p>
        </text:list-item>
        <text:list-item>
          <text:p text:style-name="P100"><text:span text:style-name="T51">Stellen Sie sicher, dass Sie nach der Filterung auf das </text:span><text:span text:style-name="Strong_20_Emphasis"><text:span text:style-name="T51">richtige Objekt</text:span></text:span><text:span text:style-name="T51"> zugreifen (</text:span><text:span text:style-name="Source_20_Text"><text:span text:style-name="T51">existingItems[0]</text:span></text:span><text:span text:style-name="T51">).</text:span></text:p>
        </text:list-item>
        <text:list-item>
          <text:p text:style-name="P100"><text:span text:style-name="Strong_20_Emphasis"><text:span text:style-name="T51">Bereinigen</text:span></text:span><text:span text:style-name="T51"> Sie das </text:span><text:span text:style-name="Source_20_Text"><text:span text:style-name="T51">externeID</text:span></text:span><text:span text:style-name="T51">-Array, bevor Sie die Länge berechnen, um nur gültige Werte zu berücksichtigen.</text:span></text:p>
        </text:list-item>
        <text:list-item>
          <text:p text:style-name="P99"><text:span text:style-name="T51">Passen Sie den Code entsprechend an, wenn es </text:span><text:span text:style-name="Strong_20_Emphasis"><text:span text:style-name="T51">mehrere </text:span></text:span><text:span text:style-name="Strong_20_Emphasis"><text:span text:style-name="Source_20_Text"><text:span text:style-name="T51">cartItems</text:span></text:span></text:span><text:span text:style-name="T51"> mit demselben </text:span><text:span text:style-name="Source_20_Text"><text:span text:style-name="T51">idArtikel</text:span></text:span><text:span text:style-name="T51"> gibt.</text:span></text:p>
        </text:list-item>
      </text:list>
      <text:p text:style-name="P114">Ich hoffe, diese Erklärung hilft Ihnen weiter. Falls noch Fragen offen sind, stehe ich Ihnen gerne zur Verfügung!</text:p>
      <text:p text:style-name="P114">4o with canvas</text:p>
      <text:h text:style-name="P14" text:outline-level="5"><text:bookmark-start text:name="__RefHeading___Toc2398_3394150493"/>You said:<text:bookmark-end text:name="__RefHeading___Toc2398_3394150493"/></text:h>
      <text:p text:style-name="P114">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14">Der Zwischenschritt</text:p>
      <text:p text:style-name="P22">javascript</text:p>
      <text:p text:style-name="P22">Copy code</text:p>
      <text:p text:style-name="P18"><text:span text:style-name="Source_20_Text"><text:span text:style-name="T51">const existingItem = existingItems[0];</text:span></text:span></text:p>
      <text:p text:style-name="Text_20_body"><text:span text:style-name="T51">dient dazu, </text:span><text:span text:style-name="Strong_20_Emphasis"><text:span text:style-name="T51">auf das erste Element</text:span></text:span><text:span text:style-name="T51"> des Arrays </text:span><text:span text:style-name="Source_20_Text"><text:span text:style-name="T51">existingItems</text:span></text:span><text:span text:style-name="T51"> zuzugreifen.</text:span></text:p>
      <text:h text:style-name="Heading_20_3" text:outline-level="3"><text:bookmark-start text:name="__RefHeading___Toc2402_3394150493"/><text:span text:style-name="Strong_20_Emphasis"><text:span text:style-name="T51">Hintergrund</text:span></text:span><text:bookmark-end text:name="__RefHeading___Toc2402_3394150493"/></text:h>
      <text:p text:style-name="Text_20_body"><text:span text:style-name="T51">Nach dem Filtern mit </text:span><text:span text:style-name="Source_20_Text"><text:span text:style-name="T51">filter()</text:span></text:span><text:span text:style-name="T51"> ergibt sich ein </text:span><text:span text:style-name="Strong_20_Emphasis"><text:span text:style-name="T51">Array</text:span></text:span><text:span text:style-name="T51"> (</text:span><text:span text:style-name="Source_20_Text"><text:span text:style-name="T51">existingItems</text:span></text:span><text:span text:style-name="T51">), das alle Elemente aus </text:span><text:span text:style-name="Source_20_Text"><text:span text:style-name="T51">cartItems</text:span></text:span><text:span text:style-name="T51"> enthält, deren </text:span><text:span text:style-name="Source_20_Text"><text:span text:style-name="T51">IDInventarArtikel</text:span></text:span><text:span text:style-name="T51"> mit </text:span><text:span text:style-name="Source_20_Text"><text:span text:style-name="T51">idArtikel</text:span></text:span><text:span text:style-name="T51"> übereinstimmt. Da </text:span><text:span text:style-name="Source_20_Text"><text:span text:style-name="T51">filter()</text:span></text:span><text:span text:style-name="T51"> immer ein </text:span><text:soft-page-break/><text:span text:style-name="Strong_20_Emphasis"><text:span text:style-name="T51">Array</text:span></text:span><text:span text:style-name="T51"> zurückgibt, selbst wenn nur ein Element gefunden wurde, ist </text:span><text:span text:style-name="Source_20_Text"><text:span text:style-name="T51">existingItems</text:span></text:span><text:span text:style-name="T51"> immer ein Array.</text:span></text:p>
      <text:p text:style-name="Text_20_body"><text:span text:style-name="T51">Wenn wir sicherstellen können oder davon ausgehen, dass es </text:span><text:span text:style-name="Strong_20_Emphasis"><text:span text:style-name="T51">nur ein passendes Element</text:span></text:span><text:span text:style-name="T51"> für die </text:span><text:span text:style-name="Source_20_Text"><text:span text:style-name="T51">IDInventarArtikel</text:span></text:span><text:span text:style-name="T51"> gibt (d. h., diese ID ist in </text:span><text:span text:style-name="Source_20_Text"><text:span text:style-name="T51">cartItems</text:span></text:span><text:span text:style-name="T51"> eindeutig), dann können wir einfach das </text:span><text:span text:style-name="Strong_20_Emphasis"><text:span text:style-name="T51">erste Element</text:span></text:span><text:span text:style-name="T51"> aus dem Array verwenden – das ist der Zweck von </text:span><text:span text:style-name="Source_20_Text"><text:span text:style-name="T51">existingItems[0]</text:span></text:span><text:span text:style-name="T51">.</text:span></text:p>
      <text:h text:style-name="Heading_20_3" text:outline-level="3"><text:bookmark-start text:name="__RefHeading___Toc2404_3394150493"/><text:span text:style-name="Strong_20_Emphasis"><text:span text:style-name="T51">Warum greifen wir auf das erste Element zu?</text:span></text:span><text:bookmark-end text:name="__RefHeading___Toc2404_3394150493"/></text:h>
      <text:list xml:id="list2171793303" text:style-name="L20">
        <text:list-item>
          <text:p text:style-name="P102"><text:span text:style-name="Strong_20_Emphasis"><text:span text:style-name="T51">Eindeutigkeit</text:span></text:span><text:span text:style-name="T51">: Wenn </text:span><text:span text:style-name="Source_20_Text"><text:span text:style-name="T51">IDInventarArtikel</text:span></text:span><text:span text:style-name="T51"> eine </text:span><text:span text:style-name="Strong_20_Emphasis"><text:span text:style-name="T51">eindeutige Kennung</text:span></text:span><text:span text:style-name="T51"> ist (ähnlich wie eine Primärschlüssel-ID), dann sollte es </text:span><text:span text:style-name="Strong_20_Emphasis"><text:span text:style-name="T51">nur ein einziges </text:span></text:span><text:span text:style-name="Strong_20_Emphasis"><text:span text:style-name="Source_20_Text"><text:span text:style-name="T51">cartItem</text:span></text:span></text:span><text:span text:style-name="T51"> geben, das diese ID hat. In diesem Fall ist </text:span><text:span text:style-name="Source_20_Text"><text:span text:style-name="T51">existingItems</text:span></text:span><text:span text:style-name="T51"> ein Array mit </text:span><text:span text:style-name="Strong_20_Emphasis"><text:span text:style-name="T51">einem einzigen Element</text:span></text:span><text:span text:style-name="T51">.</text:span></text:p>
        </text:list-item>
        <text:list-item>
          <text:p text:style-name="P101"><text:span text:style-name="T51">Durch Zugriff auf </text:span><text:span text:style-name="Source_20_Text"><text:span text:style-name="T51">existingItems[0]</text:span></text:span><text:span text:style-name="T51"> erhalten wir direkt das passende Objekt (</text:span><text:span text:style-name="Source_20_Text"><text:span text:style-name="T51">cartItem</text:span></text:span><text:span text:style-name="T51">),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51">Beispiel</text:span></text:span><text:bookmark-end text:name="__RefHeading___Toc2406_3394150493"/></text:h>
      <text:p text:style-name="Text_20_body"><text:span text:style-name="T51">Angenommen, </text:span><text:span text:style-name="Source_20_Text"><text:span text:style-name="T51">cartItems</text:span></text:span><text:span text:style-name="T51"> enthält folgende Artikel:</text:span></text:p>
      <text:p text:style-name="P22">javascript</text:p>
      <text:p text:style-name="P22">Copy code</text:p>
      <text:p text:style-name="P17"><text:span text:style-name="Source_20_Text"><text:span text:style-name="T51">const cartItems = [</text:span></text:span></text:p>
      <text:p text:style-name="P17"><text:span text:style-name="Source_20_Text"><text:span text:style-name="T51"><text:s text:c="2"/>{ IDInventarArtikel: 1, ArtikelBezeichnung: 'Artikel A', externeID: ['123'] },</text:span></text:span></text:p>
      <text:p text:style-name="P17"><text:span text:style-name="Source_20_Text"><text:span text:style-name="T51"><text:s text:c="2"/>{ IDInventarArtikel: 2, ArtikelBezeichnung: 'Artikel B', externeID: ['456'] },</text:span></text:span></text:p>
      <text:p text:style-name="P18"><text:span text:style-name="Source_20_Text"><text:span text:style-name="T51">];</text:span></text:span></text:p>
      <text:p text:style-name="Text_20_body"><text:span text:style-name="T51">Wenn wir die Funktion </text:span><text:span text:style-name="Source_20_Text"><text:span text:style-name="T51">filter()</text:span></text:span><text:span text:style-name="T51"> nutzen, um alle </text:span><text:span text:style-name="Source_20_Text"><text:span text:style-name="T51">cartItems</text:span></text:span><text:span text:style-name="T51"> mit der </text:span><text:span text:style-name="Source_20_Text"><text:span text:style-name="T51">IDInventarArtikel</text:span></text:span><text:span text:style-name="T51"> von </text:span><text:span text:style-name="Source_20_Text"><text:span text:style-name="T51">1</text:span></text:span><text:span text:style-name="T51"> zu finden:</text:span></text:p>
      <text:p text:style-name="P22">javascript</text:p>
      <text:p text:style-name="P22">Copy code</text:p>
      <text:p text:style-name="P17"><text:span text:style-name="Source_20_Text"><text:span text:style-name="T51">const existingItems = cartItems.filter(</text:span></text:span></text:p>
      <text:p text:style-name="P17"><text:span text:style-name="Source_20_Text"><text:span text:style-name="T51"><text:s text:c="2"/>(cartItem) =&gt; cartItem.IDInventarArtikel === 1</text:span></text:span></text:p>
      <text:p text:style-name="P18"><text:span text:style-name="Source_20_Text"><text:span text:style-name="T51">);</text:span></text:span></text:p>
      <text:p text:style-name="P114">Ergibt dies:</text:p>
      <text:p text:style-name="P22">javascript</text:p>
      <text:p text:style-name="P22">Copy code</text:p>
      <text:p text:style-name="P17"><text:span text:style-name="Source_20_Text"><text:span text:style-name="T51">existingItems = [</text:span></text:span></text:p>
      <text:p text:style-name="P17"><text:span text:style-name="Source_20_Text"><text:span text:style-name="T51"><text:s text:c="2"/>{ IDInventarArtikel: 1, ArtikelBezeichnung: 'Artikel A', externeID: ['123'] }</text:span></text:span></text:p>
      <text:p text:style-name="P18"><text:span text:style-name="Source_20_Text"><text:span text:style-name="T51">];</text:span></text:span></text:p>
      <text:p text:style-name="Text_20_body"><text:span text:style-name="Source_20_Text"><text:span text:style-name="T51">existingItems</text:span></text:span><text:span text:style-name="T51"> ist ein </text:span><text:span text:style-name="Strong_20_Emphasis"><text:span text:style-name="T51">Array</text:span></text:span><text:span text:style-name="T51">, das </text:span><text:span text:style-name="Strong_20_Emphasis"><text:span text:style-name="T51">ein Objekt</text:span></text:span><text:span text:style-name="T51"> enthält. Da wir aber nur mit </text:span><text:span text:style-name="Strong_20_Emphasis"><text:span text:style-name="T51">einem Artikel</text:span></text:span><text:span text:style-name="T51"> arbeiten möchten, greifen wir auf das erste Element des Arrays zu:</text:span></text:p>
      <text:p text:style-name="P22">javascript</text:p>
      <text:p text:style-name="P22">Copy code</text:p>
      <text:p text:style-name="P18"><text:span text:style-name="Source_20_Text"><text:span text:style-name="T51">const existingItem = existingItems[0];</text:span></text:span></text:p>
      <text:p text:style-name="Text_20_body"><text:span text:style-name="T51">Das Ergebnis ist das einzelne </text:span><text:span text:style-name="Source_20_Text"><text:span text:style-name="T51">cartItem</text:span></text:span><text:span text:style-name="T51">-Objekt:</text:span></text:p>
      <text:p text:style-name="P22">javascript</text:p>
      <text:p text:style-name="P22"><text:soft-page-break/>Copy code</text:p>
      <text:p text:style-name="P18"><text:span text:style-name="Source_20_Text"><text:span text:style-name="T51">existingItem = { IDInventarArtikel: 1, ArtikelBezeichnung: 'Artikel A', externeID: ['123'] };</text:span></text:span></text:p>
      <text:h text:style-name="Heading_20_3" text:outline-level="3"><text:bookmark-start text:name="__RefHeading___Toc2408_3394150493"/><text:span text:style-name="Strong_20_Emphasis"><text:span text:style-name="T51">Zusammenfassung</text:span></text:span><text:bookmark-end text:name="__RefHeading___Toc2408_3394150493"/></text:h>
      <text:list xml:id="list1505426768" text:style-name="L21">
        <text:list-item>
          <text:p text:style-name="P104"><text:span text:style-name="T51">Nach der </text:span><text:span text:style-name="Source_20_Text"><text:span text:style-name="T51">filter()</text:span></text:span><text:span text:style-name="T51">-Operation bleibt </text:span><text:span text:style-name="Source_20_Text"><text:span text:style-name="T51">existingItems</text:span></text:span><text:span text:style-name="T51"> ein </text:span><text:span text:style-name="Strong_20_Emphasis"><text:span text:style-name="T51">Array</text:span></text:span><text:span text:style-name="T51">, auch wenn nur ein Element darin enthalten ist.</text:span></text:p>
        </text:list-item>
        <text:list-item>
          <text:p text:style-name="P104"><text:span text:style-name="T51">Um einfach mit dem gefilterten </text:span><text:span text:style-name="Strong_20_Emphasis"><text:span text:style-name="T51">Artikel-Objekt</text:span></text:span><text:span text:style-name="T51"> weiterzuarbeiten, greifen wir auf das </text:span><text:span text:style-name="Strong_20_Emphasis"><text:span text:style-name="T51">erste Element</text:span></text:span><text:span text:style-name="T51"> des Arrays (</text:span><text:span text:style-name="Source_20_Text"><text:span text:style-name="T51">existingItems[0]</text:span></text:span><text:span text:style-name="T51">) zu.</text:span></text:p>
        </text:list-item>
        <text:list-item>
          <text:p text:style-name="P103"><text:span text:style-name="T51">Das funktioniert nur dann zuverlässig, wenn </text:span><text:span text:style-name="Strong_20_Emphasis"><text:span text:style-name="T51">klar ist, dass die </text:span></text:span><text:span text:style-name="Strong_20_Emphasis"><text:span text:style-name="Source_20_Text"><text:span text:style-name="T51">IDInventarArtikel</text:span></text:span></text:span><text:span text:style-name="Strong_20_Emphasis"><text:span text:style-name="T51"> eindeutig</text:span></text:span><text:span text:style-name="T51"> ist und das gefilterte Array nur ein Element enthält.</text:span></text:p>
        </text:list-item>
      </text:list>
      <text:p text:style-name="Text_20_body"><text:span text:style-name="T51">Falls es mehrere Elemente mit der gleichen </text:span><text:span text:style-name="Source_20_Text"><text:span text:style-name="T51">IDInventarArtikel</text:span></text:span><text:span text:style-name="T51"> geben könnte, müssten Sie eine andere Methode wählen (zum Beispiel durch Iteration über alle Elemente im </text:span><text:span text:style-name="Source_20_Text"><text:span text:style-name="T51">existingItems</text:span></text:span><text:span text:style-name="T51">-Array).</text:span></text:p>
      <text:p text:style-name="P64"/>
      <text:h text:style-name="P12" text:outline-level="2"><text:bookmark-start text:name="__RefHeading___Toc2410_3394150493"/>Änderung der Anzeige ExterneInventarNummer als v-badge<text:bookmark-end text:name="__RefHeading___Toc2410_3394150493"/></text:h>
      <text:p text:style-name="P72">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2">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2"/>
      <text:p text:style-name="P38"><text:span text:style-name="T17">watchEffect(() =&gt; {</text:span><text:line-break/><text:span text:style-name="T17"> <text:s/></text:span><text:span text:style-name="T20">cartItems</text:span><text:span text:style-name="T17">.</text:span><text:span text:style-name="T24">value</text:span><text:span text:style-name="T17">.</text:span><text:span text:style-name="T29">forEach</text:span><text:span text:style-name="T17">(item =&gt; {</text:span><text:line-break/><text:span text:style-name="T17"> <text:s text:c="3"/></text:span><text:span text:style-name="T13">const </text:span><text:span text:style-name="T20">menge </text:span><text:span text:style-name="T17">= item.</text:span><text:span text:style-name="T24">Menge</text:span><text:line-break/><text:span text:style-name="T24"> <text:s text:c="3"/></text:span><text:span text:style-name="T13">const </text:span><text:span text:style-name="T20">externeIDCount </text:span><text:span text:style-name="T17">= </text:span><text:span text:style-name="T35">store</text:span><text:span text:style-name="T17">.</text:span><text:span text:style-name="T24">getters</text:span><text:span text:style-name="T17">.</text:span><text:span text:style-name="T24">getExterneNummernCount</text:span><text:span text:style-name="T17">(item.</text:span><text:span text:style-name="T24">IDInventarArtikel</text:span><text:span text:style-name="T17">);</text:span><text:line-break/><text:line-break/><text:span text:style-name="T17"> <text:s text:c="3"/></text:span><text:span text:style-name="T13">if</text:span><text:span text:style-name="T17">(</text:span><text:span text:style-name="T20">menge </text:span><text:span text:style-name="T17">&lt; </text:span><text:span text:style-name="T20">externeIDCount</text:span><text:span text:style-name="T17">){</text:span><text:line-break/><text:span text:style-name="T17"> <text:s text:c="5"/></text:span><text:span text:style-name="T35">console</text:span><text:span text:style-name="T17">.</text:span><text:span text:style-name="T29">log</text:span><text:span text:style-name="T17">(</text:span><text:span text:style-name="T3">'menge &lt; externeIDCount'</text:span><text:span text:style-name="T17">, </text:span><text:span text:style-name="T20">menge</text:span><text:span text:style-name="T17">, </text:span><text:span text:style-name="T20">externeIDCount</text:span><text:span text:style-name="T17">);</text:span><text:line-break/><text:span text:style-name="T17"> <text:s text:c="5"/></text:span><text:span text:style-name="T35">store</text:span><text:span text:style-name="T17">.</text:span><text:span text:style-name="T24">dispatch</text:span><text:span text:style-name="T17">(</text:span><text:span text:style-name="T3">'setExterneInventarNummerToCartItem'</text:span><text:span text:style-name="T17">, {</text:span><text:span text:style-name="T24">idArtikel</text:span><text:span text:style-name="T17">: item.</text:span><text:span text:style-name="T24">IDInventarArtikel</text:span><text:span text:style-name="T17">, </text:span><text:span text:style-name="T24">correctionInventarNummerCount</text:span><text:span text:style-name="T17">: item.</text:span><text:span text:style-name="T24">Menge</text:span><text:span text:style-name="T17">})</text:span><text:line-break/><text:span text:style-name="T17"> <text:s text:c="3"/>}</text:span><text:line-break/><text:line-break/><text:span text:style-name="T17"> <text:s/>})</text:span><text:line-break/><text:span text:style-name="T17">})</text:span></text:p>
      <text:p text:style-name="P39"/>
      <text:p text:style-name="P49"><text:span text:style-name="T39"/></text:p>
      <text:p text:style-name="P49"><text:span text:style-name="T39"/></text:p>
      <text:p text:style-name="P49"><text:span text:style-name="T39"/></text:p>
      <text:p text:style-name="P49"><text:span text:style-name="T39">In store.js mutation </text:span><text:span text:style-name="T28">setExterneInventarNummerToCartItem</text:span></text:p>
      <text:p text:style-name="P49"><text:span text:style-name="T28"/></text:p>
      <text:p text:style-name="P40"><text:span text:style-name="T13">if </text:span><text:span text:style-name="T17">(</text:span><text:span text:style-name="T20">existingItem </text:span><text:span text:style-name="T17">&amp;&amp; value.</text:span><text:span text:style-name="T24">correctionInventarNummerCount </text:span><text:span text:style-name="T17">!== </text:span><text:span text:style-name="T13">undefined </text:span><text:span text:style-name="T17">&amp;&amp; value.</text:span><text:span text:style-name="T24">correctionInventarNummerCount </text:span><text:span text:style-name="T17">!== </text:span><text:span text:style-name="T3">''</text:span><text:span text:style-name="T17">) {</text:span><text:line-break/><text:soft-page-break/><text:span text:style-name="T17"> <text:s text:c="3"/></text:span><text:span text:style-name="T13">const </text:span><text:span text:style-name="T20">correctionCartItems </text:span><text:span text:style-name="T17">= [];</text:span><text:line-break/><text:span text:style-name="T17"> <text:s text:c="3"/></text:span><text:span text:style-name="T20">correctionCartItems</text:span><text:span text:style-name="T17">.</text:span><text:span text:style-name="T29">push</text:span><text:span text:style-name="T17">(...</text:span><text:span text:style-name="T20">existingItem</text:span><text:span text:style-name="T17">.</text:span><text:span text:style-name="T24">externeID</text:span><text:span text:style-name="T17">);</text:span><text:line-break/><text:span text:style-name="T17"> <text:s text:c="3"/></text:span><text:span text:style-name="T20">existingItem</text:span><text:span text:style-name="T17">.</text:span><text:span text:style-name="T24">externeID </text:span><text:span text:style-name="T17">= [];</text:span><text:line-break/><text:span text:style-name="T17"> <text:s text:c="3"/></text:span><text:span text:style-name="T13">for</text:span><text:span text:style-name="T17">(</text:span><text:span text:style-name="T13">let </text:span><text:span text:style-name="T20">i </text:span><text:span text:style-name="T17">= </text:span><text:span text:style-name="T43">0</text:span><text:span text:style-name="T17">; </text:span><text:span text:style-name="T20">i </text:span><text:span text:style-name="T17">&lt; value.</text:span><text:span text:style-name="T24">correctionInventarNummerCount</text:span><text:span text:style-name="T17">; </text:span><text:span text:style-name="T20">i</text:span><text:span text:style-name="T17">++){</text:span><text:line-break/><text:span text:style-name="T17"> <text:s text:c="7"/></text:span><text:span text:style-name="T20">existingItem</text:span><text:span text:style-name="T17">.</text:span><text:span text:style-name="T24">externeID</text:span><text:span text:style-name="T17">.</text:span><text:span text:style-name="T29">push</text:span><text:span text:style-name="T17">(</text:span><text:span text:style-name="T20">correctionCartItems</text:span><text:span text:style-name="T17">[</text:span><text:span text:style-name="T20">i</text:span><text:span text:style-name="T17">]);</text:span><text:line-break/><text:span text:style-name="T17"> <text:s text:c="3"/>}</text:span><text:line-break/><text:span text:style-name="T17"> <text:s text:c="3"/></text:span><text:span text:style-name="T13">return</text:span><text:span text:style-name="T17">;</text:span><text:line-break/><text:span text:style-name="T17">}</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73">CORS in app.js:</text:p>
      <text:p text:style-name="P42"><text:span text:style-name="T20">app</text:span><text:span text:style-name="T17">.</text:span><text:span text:style-name="T24">use</text:span><text:span text:style-name="T17">(</text:span><text:span text:style-name="T29">cors</text:span><text:span text:style-name="T17">({</text:span><text:line-break/><text:span text:style-name="T17"> <text:s text:c="3"/></text:span><text:span text:style-name="T24">origin</text:span><text:span text:style-name="T17">: [</text:span><text:span text:style-name="T3">'http://localhost:4000'</text:span><text:span text:style-name="T17">, </text:span><text:span text:style-name="T3">'https://mbdevelop.de'</text:span><text:span text:style-name="T17">], </text:span><text:span text:style-name="T33">// Ersetze dies durch die URL deines Frontends</text:span><text:line-break/><text:span text:style-name="T17">}));</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76"><text:span text:style-name="T9">Daten empfangen aus dem Frontend:</text:span></text:p>
      <text:p text:style-name="P70">const {cartItems, IDMitglied, IDBenutzer} = req.body;</text:p>
      <text:p text:style-name="P70">Für mehrere Elemente oder</text:p>
      <text:p text:style-name="P70">const cartItems = req.body;</text:p>
      <text:p text:style-name="P70">Für ein Element oder</text:p>
      <text:p text:style-name="P70">const refreshToken = req.body?.refreshToken;</text:p>
      <text:p text:style-name="P71">Für ein bestimmtes Element aus einem Object!</text:p>
      <text:p text:style-name="P71"/>
      <text:p text:style-name="P71"/>
      <text:p text:style-name="P71"/>
      <text:p text:style-name="P71"/>
      <text:p text:style-name="P71"/>
      <text:p text:style-name="P71"/>
      <text:p text:style-name="P71"/>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50">inventarBuchungenPositionen</text:span> sind sämtliche ausgeliehen Artikel enthalten. Die Menge der jeweiligen Position wird bei der Buchung aufgeteilt in einzelne Buchungen, da jeder Artikel eine externeID bekommen kann, die ich Vorfeld nicht <text:span text:style-name="T54">kenne</text:span>. </text:p>
      <text:p text:style-name="P50">Der Gedanke ist nun, dass jede Position einen Status erhält, damit auch Positionsebene ein Artikel zurück gegeben werden kann. Wenn zum Beispiel eine Person 2 Hexenpeter ausl<text:span text:style-name="T55">ei</text:span>ht und einen davon zurückgibt, kann dieser wieder in den Bestand eingebucht werden, ohne das dazu der Eintrag in der Tabelle <text:span text:style-name="T50">inventarBuchungen</text:span> zwingend geändert werden muss, da die verliehene Artikel in der <text:span text:style-name="T37">inventarBuchungenPositionen</text:span><text:span text:style-name="T36"> verwaltet werden. </text:span></text:p>
      <text:p text:style-name="P48"/>
      <text:p text:style-name="P50">Die Tabelle <text:span text:style-name="T50">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50">inventarBuchungenPositionenStatus</text:span>, dient dazu um den jeweiligen Status einer Position zu definieren. Ich <text:span text:style-name="T55">habe </text:span>mich dafür entschieden, die jeweilige Position bei einem Tau<text:span text:style-name="T56">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74"/>
      <text:h text:style-name="Heading_20_3" text:outline-level="3"><text:bookmark-start text:name="__RefHeading___Toc36506_3394150493"/>Aufbau <text:span text:style-name="T59">Leihvorgänge im Backend für die Verwaltung abrufen (/leihvorgaenge)</text:span>:<text:bookmark-end text:name="__RefHeading___Toc36506_3394150493"/></text:h>
      <text:p text:style-name="P122">Allerdings sehe ich hier Probleme bei der Performance der Anwendung.</text:p>
      <text:p text:style-name="P123"><text:span text:style-name="T57">Deshalb werden beim Aufruf der Seite /leihvorgangverwalten nur die nötigsten Daten abgebrufen:</text:span></text:p>
      <text:p text:style-name="Standard"/>
      <text:p text:style-name="P51">Die offenen Leihvorgänge nach Mitglieder abrufen:</text:p>
      <text:p text:style-name="P52"><text:span text:style-name="T30">// Hier werden alle Mitglieder abgerufen</text:span><text:line-break/><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Verwalten</text:span><text:span text:style-name="T14">();</text:span><text:line-break/><text:span text:style-name="T14"> <text:s text:c="3"/></text:span><text:span text:style-name="T18">leihvorgaengeMitgliederAbrufen</text:span><text:span text:style-name="T14">.</text:span><text:span text:style-name="T21">value </text:span><text:span text:style-name="T14">= </text:span><text:span text:style-name="T18">response</text:span><text:span text:style-name="T14">.</text:span><text:span text:style-name="T21">data</text:span><text:span text:style-name="T14">.</text:span><text:span text:style-name="T25">map</text:span><text:span text:style-name="T14">(member =&gt; ({</text:span><text:line-break/><text:span text:style-name="T14"> <text:s text:c="5"/>...member,</text:span><text:line-break/><text:span text:style-name="T14"> <text:s text:c="5"/></text:span><text:span text:style-name="T21">leihvorgaengeArtikelDetails</text:span><text:span text:style-name="T14">: [],</text:span><text:line-break/><text:span text:style-name="T14"> <text:s text:c="5"/></text:span><text:span text:style-name="T21">dataLoaded</text:span><text:span text:style-name="T14">: </text:span><text:span text:style-name="T11">false</text:span><text:span text:style-name="T14">,</text:span><text:line-break/><text:span text:style-name="T14"> <text:s text:c="3"/>}));</text:span><text:line-break/><text:soft-page-break/><text:span text:style-name="T14"> <text:s text:c="3"/></text:span><text:span text:style-name="T34">console</text:span><text:span text:style-name="T14">.</text:span><text:span text:style-name="T25">log</text:span><text:span text:style-name="T14">(</text:span><text:span text:style-name="T4">'leihvorgaengeMitgliederAbrufen erfolgreich'</text:span><text:span text:style-name="T14">, </text:span><text:span text:style-name="T18">leihvorgaengeMitgliederAbrufen</text:span><text:span text:style-name="T14">.</text:span><text:span text:style-name="T21">value</text:span><text:span text:style-name="T14">);</text:span><text:line-break/><text:span text:style-name="T14"> <text:s/>} </text:span><text:span text:style-name="T11">catch </text:span><text:span text:style-name="T14">(error) {</text:span><text:line-break/><text:span text:style-name="T14"> <text:s text:c="3"/></text:span><text:span text:style-name="T34">console</text:span><text:span text:style-name="T14">.</text:span><text:span text:style-name="T25">log</text:span><text:span text:style-name="T14">(</text:span><text:span text:style-name="T4">'Abruf der Daten leihvorgaengeMitgliederAbrufen fehlgeschlagen'</text:span><text:span text:style-name="T14">, error);</text:span><text:line-break/><text:span text:style-name="T14"> <text:s/>}</text:span><text:line-break/><text:span text:style-name="T14">});</text:span></text:p>
      <text:p text:style-name="P51"/>
      <text:p text:style-name="P53"><text:span text:style-name="T57">Mit klick auf das expansion Element werden die verliehene Artikel abgerufen:</text:span></text:p>
      <text:p text:style-name="Standard"/>
      <text:p text:style-name="P25"><text:span text:style-name="T30">// Mit Klick auf eines der Mitglieder werden die verliehene Artikel je Mitglied abgerufen</text:span><text:line-break/><text:span text:style-name="T11">async function </text:span><text:span text:style-name="T25">expansionForLeihvorgang</text:span><text:span text:style-name="T14">(member) {</text:span><text:line-break/><text:span text:style-name="T14"> <text:s/></text:span><text:span text:style-name="T11">if </text:span><text:span text:style-name="T14">(!member.</text:span><text:span text:style-name="T21">dataLoaded</text:span><text:span text:style-name="T14">) {</text:span><text:line-break/><text:span text:style-name="T14"> <text:s text:c="3"/></text:span><text:span text:style-name="T11">try </text:span><text:span text:style-name="T14">{</text:span><text:line-break/><text:span text:style-name="T14"> <text:s text:c="5"/></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Artikel</text:span><text:span text:style-name="T14">(member.</text:span><text:span text:style-name="T21">easyVereinMitglied_id</text:span><text:span text:style-name="T14">);</text:span><text:line-break/><text:span text:style-name="T14"> <text:s text:c="5"/>member.</text:span><text:span text:style-name="T21">leihvorgaengeArtikelDetails </text:span><text:span text:style-name="T14">= </text:span><text:span text:style-name="T18">response</text:span><text:span text:style-name="T14">.</text:span><text:span text:style-name="T21">data</text:span><text:span text:style-name="T14">;</text:span><text:line-break/><text:span text:style-name="T14"> <text:s text:c="5"/>member.</text:span><text:span text:style-name="T21">dataLoaded </text:span><text:span text:style-name="T14">= </text:span><text:span text:style-name="T11">true</text:span><text:span text:style-name="T14">;</text:span><text:line-break/><text:span text:style-name="T14"> <text:s text:c="5"/></text:span><text:span text:style-name="T30">//Der Gesamtpreis kommt auch über die Abfrage, wird aber in ein separates Element des Objekte member geschrieben</text:span><text:line-break/><text:span text:style-name="T30"> <text:s text:c="5"/></text:span><text:span text:style-name="T14">member.</text:span><text:span text:style-name="T21">gesamtPreis </text:span><text:span text:style-name="T14">= member.</text:span><text:span text:style-name="T21">leihvorgaengeArtikelDetails</text:span><text:span text:style-name="T14">[</text:span><text:span text:style-name="T41">0</text:span><text:span text:style-name="T14">].inventarBuchungenPositionen_GesamtPreis</text:span><text:line-break/><text:span text:style-name="T14"> <text:s text:c="5"/>member.</text:span><text:span text:style-name="T21">anzahlArtikel </text:span><text:span text:style-name="T14">= member.</text:span><text:span text:style-name="T21">leihvorgaengeArtikelDetails</text:span><text:span text:style-name="T14">[</text:span><text:span text:style-name="T41">0</text:span><text:span text:style-name="T14">].inventarBuchungenPositionen_Count</text:span><text:line-break/><text:span text:style-name="T14"> <text:s text:c="5"/></text:span><text:span text:style-name="T34">console</text:span><text:span text:style-name="T14">.</text:span><text:span text:style-name="T25">log</text:span><text:span text:style-name="T14">(</text:span><text:span text:style-name="T4">`Leihvorgänge für Mitglied </text:span><text:span text:style-name="T14">${member.</text:span><text:span text:style-name="T21">easyVereinMitglied_id</text:span><text:span text:style-name="T14">}</text:span><text:span text:style-name="T4"> erfolgreich`</text:span><text:span text:style-name="T14">, member.</text:span><text:span text:style-name="T21">leihvorgaengeArtikelDetails</text:span><text:span text:style-name="T14">);</text:span><text:line-break/><text:span text:style-name="T14"> <text:s text:c="3"/>} </text:span><text:span text:style-name="T11">catch </text:span><text:span text:style-name="T14">(error) {</text:span><text:line-break/><text:span text:style-name="T14"> <text:s text:c="5"/></text:span><text:span text:style-name="T34">console</text:span><text:span text:style-name="T14">.</text:span><text:span text:style-name="T25">log</text:span><text:span text:style-name="T14">(</text:span><text:span text:style-name="T4">`Abruf der Daten für Mitglied </text:span><text:span text:style-name="T14">${member.</text:span><text:span text:style-name="T21">easyVereinMitglied_id</text:span><text:span text:style-name="T14">}</text:span><text:span text:style-name="T4"> fehlgeschlagen`</text:span><text:span text:style-name="T14">, error);</text:span><text:line-break/><text:span text:style-name="T14"> <text:s text:c="3"/>}</text:span><text:line-break/><text:span text:style-name="T14"> <text:s/>}</text:span><text:line-break/><text:span text:style-name="T14">}</text:span></text:p>
      <text:p text:style-name="Standard"/>
      <text:p text:style-name="P53"><text:span text:style-name="T57">Hierbei ist zu beachten, dass die Daten beim Backend nur einmal abgerufen werden. Dies wird</text:span><text:span text:style-name="T22"> </text:span>durch member.dataLoaded <text:span text:style-name="T58">sichergestellt. Sollten die Daten erneute vom Backend abgerufen werden müssen, muss der Wert in member.dataLoaded = false gesetzt werden.</text:span></text:p>
      <text:p text:style-name="P53"/>
      <text:h text:style-name="Heading_20_2" text:outline-level="2"><text:bookmark-start text:name="__RefHeading___Toc374183_3394150493"/>DialogRuecknahme und wie die Daten an den Dialog übergeben werden:<text:bookmark-end text:name="__RefHeading___Toc374183_3394150493"/></text:h>
      <text:p text:style-name="P54">Im vuex-Store gibt es den state <text:span text:style-name="T4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54"/>
      <text:p text:style-name="P55"><text:span text:style-name="T21">showDialogRuecknahmeArtikel</text:span><text:span text:style-name="T14">: {</text:span><text:line-break/><text:span text:style-name="T14"> <text:s text:c="3"/></text:span><text:span text:style-name="T21">showDialog</text:span><text:span text:style-name="T14">: </text:span><text:span text:style-name="T11">false</text:span><text:span text:style-name="T14">,</text:span><text:line-break/><text:span text:style-name="T14"> <text:s text:c="3"/></text:span><text:span text:style-name="T21">IDinventarBuchungenPositionen</text:span><text:span text:style-name="T14">: </text:span><text:span text:style-name="T41">0</text:span><text:span text:style-name="T14">,</text:span><text:line-break/><text:span text:style-name="T14"> <text:s text:c="3"/></text:span><text:span text:style-name="T21">bemerkung</text:span><text:span text:style-name="T14">: </text:span><text:span text:style-name="T4">''</text:span><text:span text:style-name="T14">,</text:span><text:line-break/><text:span text:style-name="T14"> <text:s text:c="3"/></text:span><text:span text:style-name="T21">artikelDetails</text:span><text:span text:style-name="T14">: [],</text:span><text:line-break/><text:span text:style-name="T14"> <text:s text:c="3"/></text:span><text:span text:style-name="T21">artikelZustand</text:span><text:span text:style-name="T14">: </text:span><text:span text:style-name="T4">''</text:span><text:span text:style-name="T14">,</text:span><text:line-break/><text:span text:style-name="T14"> <text:s text:c="3"/></text:span><text:span text:style-name="T21">memberName</text:span><text:span text:style-name="T14">: </text:span><text:span text:style-name="T4">''</text:span><text:line-break/><text:span text:style-name="T14">},</text:span></text:p>
      <text:p text:style-name="P54"/>
      <text:p text:style-name="P54">WICHTIG ist, dass geprüft wird ob das übergebene Objekt leere Werte enthält, wenn z.B. keine artikelDetails übergeben werden müssen, muss dies geprüft werden. Sonst werden die Werte überschrieben bzw. geleert.</text:p>
      <text:p text:style-name="P56"><text:span text:style-name="T26">setShowDialogRuecknahmeArtikel</text:span><text:span text:style-name="T15">(state, value){</text:span><text:span text:style-name="T60"><text:line-break/></text:span><text:span text:style-name="T15"> <text:s text:c="3"/></text:span><text:span text:style-name="T31">//Wird ein Artikel zurückgegeben, wird dieser hier gespeichert</text:span><text:span text:style-name="T60"><text:line-break/></text:span><text:soft-page-break/><text:span text:style-name="T31"> <text:s text:c="3"/>//damit dieser im Hauptformular LeihvorgangVerwalten verarbeitet werden kann</text:span><text:span text:style-name="T60"><text:line-break/><text:line-break/></text:span><text:span text:style-name="T14">state.</text:span><text:span text:style-name="T21">showDialogRuecknahmeArtikel</text:span><text:span text:style-name="T14">.</text:span><text:span text:style-name="T21">showDialog </text:span><text:span text:style-name="T14">= value.</text:span><text:span text:style-name="T21">showDialog</text:span><text:line-break/><text:line-break/><text:span text:style-name="T11">if</text:span><text:span text:style-name="T14">(value.</text:span><text:span text:style-name="T21">IDinventarBuchungenPositionen </text:span><text:span text:style-name="T14">!== </text:span><text:span text:style-name="T4">'' </text:span><text:span text:style-name="T14">&amp;&amp; value.</text:span><text:span text:style-name="T21">IDinventarBuchungenPositionen </text:span><text:span text:style-name="T14">&gt; </text:span><text:span text:style-name="T41">0</text:span><text:span text:style-name="T14">){</text:span><text:line-break/><text:span text:style-name="T14"> <text:s text:c="3"/>state.</text:span><text:span text:style-name="T21">showDialogRuecknahmeArtikel</text:span><text:span text:style-name="T14">.</text:span><text:span text:style-name="T21">IDinventarBuchungenPositionen </text:span><text:span text:style-name="T14">= value.</text:span><text:span text:style-name="T21">IDinventarBuchungenPositionen</text:span><text:span text:style-name="T14">;</text:span><text:line-break/><text:span text:style-name="T14">}</text:span><text:line-break/><text:span text:style-name="T11">if</text:span><text:span text:style-name="T14">(value.</text:span><text:span text:style-name="T21">bemerkung</text:span><text:span text:style-name="T14">.</text:span><text:span text:style-name="T21">length </text:span><text:span text:style-name="T14">&gt; </text:span><text:span text:style-name="T41">0 </text:span><text:span text:style-name="T14">&amp;&amp; value.</text:span><text:span text:style-name="T21">bemerkung </text:span><text:span text:style-name="T14">!== </text:span><text:span text:style-name="T4">''</text:span><text:span text:style-name="T14">){</text:span><text:line-break/><text:span text:style-name="T14"> <text:s text:c="2"/>state.</text:span><text:span text:style-name="T21">showDialogRuecknahmeArtikel</text:span><text:span text:style-name="T14">.</text:span><text:span text:style-name="T21">bemerkung </text:span><text:span text:style-name="T14">= value.</text:span><text:span text:style-name="T21">bemerkung</text:span><text:span text:style-name="T14">;</text:span><text:line-break/><text:span text:style-name="T14">}</text:span><text:line-break/><text:span text:style-name="T11">if </text:span><text:span text:style-name="T14">(value.</text:span><text:span text:style-name="T21">artikelDetails </text:span><text:span text:style-name="T14">&amp;&amp; </text:span><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span text:style-name="T14">) {</text:span><text:line-break/><text:span text:style-name="T14"> <text:s text:c="3"/>state.</text:span><text:span text:style-name="T21">showDialogRuecknahmeArtikel</text:span><text:span text:style-name="T14">.</text:span><text:span text:style-name="T21">artikelDetails </text:span><text:span text:style-name="T14">= value.</text:span><text:span text:style-name="T21">artikelDetails</text:span><text:span text:style-name="T14">;</text:span><text:line-break/><text:span text:style-name="T14">}</text:span><text:line-break/><text:span text:style-name="T11">if</text:span><text:span text:style-name="T14">(value.</text:span><text:span text:style-name="T21">artikelZustand</text:span><text:span text:style-name="T14">.</text:span><text:span text:style-name="T21">length </text:span><text:span text:style-name="T14">&gt; </text:span><text:span text:style-name="T41">0 </text:span><text:span text:style-name="T14">&amp;&amp; value.</text:span><text:span text:style-name="T21">artikelZustand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artikelZustand </text:span><text:span text:style-name="T14">= value.</text:span><text:span text:style-name="T21">artikelZustand</text:span><text:span text:style-name="T14">;</text:span><text:line-break/><text:span text:style-name="T14">}</text:span><text:line-break/><text:span text:style-name="T11">if</text:span><text:span text:style-name="T14">(value.</text:span><text:span text:style-name="T21">memberName</text:span><text:span text:style-name="T14">.</text:span><text:span text:style-name="T21">length </text:span><text:span text:style-name="T14">&gt; </text:span><text:span text:style-name="T41">0 </text:span><text:span text:style-name="T14">&amp;&amp; value.</text:span><text:span text:style-name="T21">memberName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memberName </text:span><text:span text:style-name="T14">= value.</text:span><text:span text:style-name="T21">memberName</text:span><text:span text:style-name="T14">;</text:span><text:line-break/><text:span text:style-name="T14">}</text:span></text:p>
      <text:p text:style-name="P54"/>
      <text:p text:style-name="P54">Besonderheit: <text:s/><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p>
      <text:p text:style-name="P54">Hiermit kann geprüft werden ob ein Objekt {} ein Elemente enthält oder nicht.!</text:p>
      <text:p text:style-name="P54"/>
      <text:p text:style-name="P54"/>
      <text:h text:style-name="Heading_20_2" text:outline-level="2"><text:bookmark-start text:name="__RefHeading___Toc374185_3394150493"/><text:span text:style-name="T63">v</text:span>-select <text:span text:style-name="T62">mit Backenddaten füllen</text:span><text:bookmark-end text:name="__RefHeading___Toc374185_3394150493"/></text:h>
      <text:p text:style-name="P124">Wichtig ist, wenn die Daten vom Backend kommen, das :items, :item-title und :item-value variable sind. Wichtig ist auch, dass <text:s text:c="4"/></text:p>
      <text:p text:style-name="P124">:item-title="<text:span text:style-name="T61">i =&gt; i.Bezeichnung</text:span>"</text:p>
      <text:p text:style-name="P124">:item-value="<text:span text:style-name="T61">i =&gt; i.IDInventarZustand</text:span>"</text:p>
      <text:p text:style-name="P124">i =&gt;i.Bezeichnung (i ist frei wählbar) verwendet werden muss. Bezeichnung bzw. IDInventarZustand entsprechend hierbei den Spaltennamen der Tabelle. In item-value wird die ID versteckt, die ist in der Auswahl nicht sichtbar.</text:p>
      <text:p text:style-name="P58"><text:span text:style-name="T46">:items</text:span><text:span text:style-name="T4">="</text:span><text:span text:style-name="T21">stateItems</text:span><text:span text:style-name="T4">"</text:span><text:line-break/><text:span text:style-name="T46">:item-title</text:span><text:span text:style-name="T4">="</text:span><text:span text:style-name="T14">pr =&gt; pr.Bezeichnung</text:span><text:span text:style-name="T4">"</text:span><text:line-break/><text:span text:style-name="T46">:item-value</text:span><text:span text:style-name="T4">="</text:span><text:span text:style-name="T14">pr =&gt; pr.IDInventarZustand</text:span><text:span text:style-name="T4">"</text:span></text:p>
      <text:p text:style-name="P57"/>
      <text:p text:style-name="P57"/>
      <text:p text:style-name="P58"><text:span text:style-name="T44">&lt;v-select</text:span><text:line-break/><text:span text:style-name="T44"> <text:s text:c="3"/></text:span><text:span text:style-name="T46">v-model</text:span><text:span text:style-name="T4">="</text:span><text:span text:style-name="T21">selectedItem</text:span><text:span text:style-name="T4">"</text:span><text:line-break/><text:span text:style-name="T4"> <text:s text:c="3"/></text:span><text:span text:style-name="T46">:items</text:span><text:span text:style-name="T4">="</text:span><text:span text:style-name="T21">stateItems</text:span><text:span text:style-name="T4">"</text:span><text:line-break/><text:span text:style-name="T4"> <text:s text:c="3"/></text:span><text:span text:style-name="T46">:item-title</text:span><text:span text:style-name="T4">="</text:span><text:span text:style-name="T14">pr =&gt; pr.Bezeichnung</text:span><text:span text:style-name="T4">"</text:span><text:line-break/><text:span text:style-name="T4"> <text:s text:c="3"/></text:span><text:span text:style-name="T46">:item-value</text:span><text:span text:style-name="T4">="</text:span><text:span text:style-name="T14">pr =&gt; pr.IDInventarZustand</text:span><text:span text:style-name="T4">"</text:span><text:line-break/><text:span text:style-name="T4"> <text:s text:c="3"/></text:span><text:span text:style-name="T46">label</text:span><text:span text:style-name="T4">="Bitte den Zustand wählen"</text:span><text:line-break/><text:span text:style-name="T4"> <text:s text:c="3"/></text:span><text:span text:style-name="T46">persistent-hint</text:span><text:line-break/><text:span text:style-name="T46"> <text:s text:c="3"/>return-object</text:span><text:line-break/><text:span text:style-name="T46"> <text:s text:c="3"/>single-line</text:span><text:line-break/><text:span text:style-name="T44">&gt;&lt;/v-select&gt;</text:span><text:line-break/></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29T14:22:08.251142853</dc:date>
    <meta:editing-duration>P22DT6H44M42S</meta:editing-duration>
    <meta:editing-cycles>44</meta:editing-cycles>
    <meta:document-statistic meta:table-count="0" meta:image-count="0" meta:object-count="0" meta:page-count="23" meta:paragraph-count="566" meta:word-count="4043" meta:character-count="34392" meta:non-whitespace-character-count="29919"/>
  </office:meta>
</office:document-meta>
</file>